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7154in" svg:height="8.9961in" svg:x="4.3543in" svg:y="0.1122in">
            <draw:object draw:notify-on-update-of-ranges="Sheet1.B1:Sheet1.B1 Sheet1.B2:Sheet1.B320 Sheet1.A2:Sheet1.A3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</text:p>
          </table:table-cell>
        </table:table-row>
        <table:table-row table:style-name="ro1">
          <table:table-cell office:value-type="float" office:value="24299476472394" calcext:value-type="float">
            <text:p>24299476472394</text:p>
          </table:table-cell>
          <table:table-cell office:value-type="float" office:value="116" calcext:value-type="float">
            <text:p>116</text:p>
          </table:table-cell>
          <table:table-cell office:value-type="float" office:value="3698577" calcext:value-type="float">
            <text:p>3698577</text:p>
          </table:table-cell>
        </table:table-row>
        <table:table-row table:style-name="ro1">
          <table:table-cell office:value-type="float" office:value="24299539654616" calcext:value-type="float">
            <text:p>24299539654616</text:p>
          </table:table-cell>
          <table:table-cell office:value-type="float" office:value="108" calcext:value-type="float">
            <text:p>108</text:p>
          </table:table-cell>
          <table:table-cell office:value-type="float" office:value="45649" calcext:value-type="float">
            <text:p>45649</text:p>
          </table:table-cell>
        </table:table-row>
        <table:table-row table:style-name="ro1">
          <table:table-cell office:value-type="float" office:value="24299615007060" calcext:value-type="float">
            <text:p>24299615007060</text:p>
          </table:table-cell>
          <table:table-cell office:value-type="float" office:value="117" calcext:value-type="float">
            <text:p>117</text:p>
          </table:table-cell>
          <table:table-cell office:value-type="float" office:value="54737" calcext:value-type="float">
            <text:p>54737</text:p>
          </table:table-cell>
        </table:table-row>
        <table:table-row table:style-name="ro1">
          <table:table-cell office:value-type="float" office:value="24299688126906" calcext:value-type="float">
            <text:p>24299688126906</text:p>
          </table:table-cell>
          <table:table-cell office:value-type="float" office:value="120" calcext:value-type="float">
            <text:p>120</text:p>
          </table:table-cell>
          <table:table-cell office:value-type="float" office:value="51801" calcext:value-type="float">
            <text:p>51801</text:p>
          </table:table-cell>
        </table:table-row>
        <table:table-row table:style-name="ro1">
          <table:table-cell office:value-type="float" office:value="24299760095964" calcext:value-type="float">
            <text:p>24299760095964</text:p>
          </table:table-cell>
          <table:table-cell office:value-type="float" office:value="117" calcext:value-type="float">
            <text:p>117</text:p>
          </table:table-cell>
          <table:table-cell office:value-type="float" office:value="51140" calcext:value-type="float">
            <text:p>51140</text:p>
          </table:table-cell>
        </table:table-row>
        <table:table-row table:style-name="ro1">
          <table:table-cell office:value-type="float" office:value="24299832067410" calcext:value-type="float">
            <text:p>24299832067410</text:p>
          </table:table-cell>
          <table:table-cell office:value-type="float" office:value="120" calcext:value-type="float">
            <text:p>120</text:p>
          </table:table-cell>
          <table:table-cell office:value-type="float" office:value="52468" calcext:value-type="float">
            <text:p>52468</text:p>
          </table:table-cell>
        </table:table-row>
        <table:table-row table:style-name="ro1">
          <table:table-cell office:value-type="float" office:value="24299904208166" calcext:value-type="float">
            <text:p>24299904208166</text:p>
          </table:table-cell>
          <table:table-cell office:value-type="float" office:value="110" calcext:value-type="float">
            <text:p>110</text:p>
          </table:table-cell>
          <table:table-cell office:value-type="float" office:value="51978" calcext:value-type="float">
            <text:p>51978</text:p>
          </table:table-cell>
        </table:table-row>
        <table:table-row table:style-name="ro1">
          <table:table-cell office:value-type="float" office:value="24299976344622" calcext:value-type="float">
            <text:p>24299976344622</text:p>
          </table:table-cell>
          <table:table-cell office:value-type="float" office:value="110" calcext:value-type="float">
            <text:p>110</text:p>
          </table:table-cell>
          <table:table-cell office:value-type="float" office:value="53613" calcext:value-type="float">
            <text:p>53613</text:p>
          </table:table-cell>
        </table:table-row>
        <table:table-row table:style-name="ro1">
          <table:table-cell office:value-type="float" office:value="24300048784398" calcext:value-type="float">
            <text:p>24300048784398</text:p>
          </table:table-cell>
          <table:table-cell office:value-type="float" office:value="117" calcext:value-type="float">
            <text:p>117</text:p>
          </table:table-cell>
          <table:table-cell office:value-type="float" office:value="53921" calcext:value-type="float">
            <text:p>53921</text:p>
          </table:table-cell>
        </table:table-row>
        <table:table-row table:style-name="ro1">
          <table:table-cell office:value-type="float" office:value="24300171212682" calcext:value-type="float">
            <text:p>24300171212682</text:p>
          </table:table-cell>
          <table:table-cell office:value-type="float" office:value="114" calcext:value-type="float">
            <text:p>114</text:p>
          </table:table-cell>
          <table:table-cell office:value-type="float" office:value="94361" calcext:value-type="float">
            <text:p>94361</text:p>
          </table:table-cell>
        </table:table-row>
        <table:table-row table:style-name="ro1">
          <table:table-cell office:value-type="float" office:value="24300243634422" calcext:value-type="float">
            <text:p>24300243634422</text:p>
          </table:table-cell>
          <table:table-cell office:value-type="float" office:value="108" calcext:value-type="float">
            <text:p>108</text:p>
          </table:table-cell>
          <table:table-cell office:value-type="float" office:value="54962" calcext:value-type="float">
            <text:p>54962</text:p>
          </table:table-cell>
        </table:table-row>
        <table:table-row table:style-name="ro1">
          <table:table-cell office:value-type="float" office:value="24300315862456" calcext:value-type="float">
            <text:p>24300315862456</text:p>
          </table:table-cell>
          <table:table-cell office:value-type="float" office:value="108" calcext:value-type="float">
            <text:p>108</text:p>
          </table:table-cell>
          <table:table-cell office:value-type="float" office:value="54787" calcext:value-type="float">
            <text:p>54787</text:p>
          </table:table-cell>
        </table:table-row>
        <table:table-row table:style-name="ro1">
          <table:table-cell office:value-type="float" office:value="24300389912096" calcext:value-type="float">
            <text:p>24300389912096</text:p>
          </table:table-cell>
          <table:table-cell office:value-type="float" office:value="110" calcext:value-type="float">
            <text:p>110</text:p>
          </table:table-cell>
          <table:table-cell office:value-type="float" office:value="57413" calcext:value-type="float">
            <text:p>57413</text:p>
          </table:table-cell>
        </table:table-row>
        <table:table-row table:style-name="ro1">
          <table:table-cell office:value-type="float" office:value="24300464505152" calcext:value-type="float">
            <text:p>24300464505152</text:p>
          </table:table-cell>
          <table:table-cell office:value-type="float" office:value="108" calcext:value-type="float">
            <text:p>108</text:p>
          </table:table-cell>
          <table:table-cell office:value-type="float" office:value="55638" calcext:value-type="float">
            <text:p>55638</text:p>
          </table:table-cell>
        </table:table-row>
        <table:table-row table:style-name="ro1">
          <table:table-cell office:value-type="float" office:value="24300575853500" calcext:value-type="float">
            <text:p>24300575853500</text:p>
          </table:table-cell>
          <table:table-cell office:value-type="float" office:value="140" calcext:value-type="float">
            <text:p>140</text:p>
          </table:table-cell>
          <table:table-cell office:value-type="float" office:value="86324" calcext:value-type="float">
            <text:p>86324</text:p>
          </table:table-cell>
        </table:table-row>
        <table:table-row table:style-name="ro1">
          <table:table-cell office:value-type="float" office:value="24300650339886" calcext:value-type="float">
            <text:p>24300650339886</text:p>
          </table:table-cell>
          <table:table-cell office:value-type="float" office:value="110" calcext:value-type="float">
            <text:p>110</text:p>
          </table:table-cell>
          <table:table-cell office:value-type="float" office:value="56395" calcext:value-type="float">
            <text:p>56395</text:p>
          </table:table-cell>
        </table:table-row>
        <table:table-row table:style-name="ro1">
          <table:table-cell office:value-type="float" office:value="24300724116788" calcext:value-type="float">
            <text:p>24300724116788</text:p>
          </table:table-cell>
          <table:table-cell office:value-type="float" office:value="108" calcext:value-type="float">
            <text:p>108</text:p>
          </table:table-cell>
          <table:table-cell office:value-type="float" office:value="55519" calcext:value-type="float">
            <text:p>55519</text:p>
          </table:table-cell>
        </table:table-row>
        <table:table-row table:style-name="ro1">
          <table:table-cell office:value-type="float" office:value="24300815571884" calcext:value-type="float">
            <text:p>24300815571884</text:p>
          </table:table-cell>
          <table:table-cell office:value-type="float" office:value="108" calcext:value-type="float">
            <text:p>108</text:p>
          </table:table-cell>
          <table:table-cell office:value-type="float" office:value="70575" calcext:value-type="float">
            <text:p>70575</text:p>
          </table:table-cell>
        </table:table-row>
        <table:table-row table:style-name="ro1">
          <table:table-cell office:value-type="float" office:value="24300889988764" calcext:value-type="float">
            <text:p>24300889988764</text:p>
          </table:table-cell>
          <table:table-cell office:value-type="float" office:value="110" calcext:value-type="float">
            <text:p>110</text:p>
          </table:table-cell>
          <table:table-cell office:value-type="float" office:value="56334" calcext:value-type="float">
            <text:p>56334</text:p>
          </table:table-cell>
        </table:table-row>
        <table:table-row table:style-name="ro1">
          <table:table-cell office:value-type="float" office:value="24301016121504" calcext:value-type="float">
            <text:p>24301016121504</text:p>
          </table:table-cell>
          <table:table-cell office:value-type="float" office:value="108" calcext:value-type="float">
            <text:p>108</text:p>
          </table:table-cell>
          <table:table-cell office:value-type="float" office:value="97566" calcext:value-type="float">
            <text:p>97566</text:p>
          </table:table-cell>
        </table:table-row>
        <table:table-row table:style-name="ro1">
          <table:table-cell office:value-type="float" office:value="24301090586158" calcext:value-type="float">
            <text:p>24301090586158</text:p>
          </table:table-cell>
          <table:table-cell office:value-type="float" office:value="108" calcext:value-type="float">
            <text:p>108</text:p>
          </table:table-cell>
          <table:table-cell office:value-type="float" office:value="56820" calcext:value-type="float">
            <text:p>56820</text:p>
          </table:table-cell>
        </table:table-row>
        <table:table-row table:style-name="ro1">
          <table:table-cell office:value-type="float" office:value="24301164497562" calcext:value-type="float">
            <text:p>24301164497562</text:p>
          </table:table-cell>
          <table:table-cell office:value-type="float" office:value="117" calcext:value-type="float">
            <text:p>117</text:p>
          </table:table-cell>
          <table:table-cell office:value-type="float" office:value="53717" calcext:value-type="float">
            <text:p>53717</text:p>
          </table:table-cell>
        </table:table-row>
        <table:table-row table:style-name="ro1">
          <table:table-cell office:value-type="float" office:value="24301255837272" calcext:value-type="float">
            <text:p>24301255837272</text:p>
          </table:table-cell>
          <table:table-cell office:value-type="float" office:value="120" calcext:value-type="float">
            <text:p>120</text:p>
          </table:table-cell>
          <table:table-cell office:value-type="float" office:value="68384" calcext:value-type="float">
            <text:p>68384</text:p>
          </table:table-cell>
        </table:table-row>
        <table:table-row table:style-name="ro1">
          <table:table-cell office:value-type="float" office:value="24301330212603" calcext:value-type="float">
            <text:p>24301330212603</text:p>
          </table:table-cell>
          <table:table-cell office:value-type="float" office:value="117" calcext:value-type="float">
            <text:p>117</text:p>
          </table:table-cell>
          <table:table-cell office:value-type="float" office:value="54950" calcext:value-type="float">
            <text:p>54950</text:p>
          </table:table-cell>
        </table:table-row>
        <table:table-row table:style-name="ro1">
          <table:table-cell office:value-type="float" office:value="24301456232589" calcext:value-type="float">
            <text:p>24301456232589</text:p>
          </table:table-cell>
          <table:table-cell office:value-type="float" office:value="174" calcext:value-type="float">
            <text:p>174</text:p>
          </table:table-cell>
          <table:table-cell office:value-type="float" office:value="94180" calcext:value-type="float">
            <text:p>94180</text:p>
          </table:table-cell>
        </table:table-row>
        <table:table-row table:style-name="ro1">
          <table:table-cell office:value-type="float" office:value="24301530471843" calcext:value-type="float">
            <text:p>24301530471843</text:p>
          </table:table-cell>
          <table:table-cell office:value-type="float" office:value="120" calcext:value-type="float">
            <text:p>120</text:p>
          </table:table-cell>
          <table:table-cell office:value-type="float" office:value="54316" calcext:value-type="float">
            <text:p>54316</text:p>
          </table:table-cell>
        </table:table-row>
        <table:table-row table:style-name="ro1">
          <table:table-cell office:value-type="float" office:value="24301604259510" calcext:value-type="float">
            <text:p>24301604259510</text:p>
          </table:table-cell>
          <table:table-cell office:value-type="float" office:value="108" calcext:value-type="float">
            <text:p>108</text:p>
          </table:table-cell>
          <table:table-cell office:value-type="float" office:value="54062" calcext:value-type="float">
            <text:p>54062</text:p>
          </table:table-cell>
        </table:table-row>
        <table:table-row table:style-name="ro1">
          <table:table-cell office:value-type="float" office:value="24301695638276" calcext:value-type="float">
            <text:p>24301695638276</text:p>
          </table:table-cell>
          <table:table-cell office:value-type="float" office:value="110" calcext:value-type="float">
            <text:p>110</text:p>
          </table:table-cell>
          <table:table-cell office:value-type="float" office:value="69575" calcext:value-type="float">
            <text:p>69575</text:p>
          </table:table-cell>
        </table:table-row>
        <table:table-row table:style-name="ro1">
          <table:table-cell office:value-type="float" office:value="24301770071670" calcext:value-type="float">
            <text:p>24301770071670</text:p>
          </table:table-cell>
          <table:table-cell office:value-type="float" office:value="108" calcext:value-type="float">
            <text:p>108</text:p>
          </table:table-cell>
          <table:table-cell office:value-type="float" office:value="55990" calcext:value-type="float">
            <text:p>55990</text:p>
          </table:table-cell>
        </table:table-row>
        <table:table-row table:style-name="ro1">
          <table:table-cell office:value-type="float" office:value="24301842068508" calcext:value-type="float">
            <text:p>24301842068508</text:p>
          </table:table-cell>
          <table:table-cell office:value-type="float" office:value="108" calcext:value-type="float">
            <text:p>108</text:p>
          </table:table-cell>
          <table:table-cell office:value-type="float" office:value="54813" calcext:value-type="float">
            <text:p>54813</text:p>
          </table:table-cell>
        </table:table-row>
        <table:table-row table:style-name="ro1">
          <table:table-cell office:value-type="float" office:value="24301915368410" calcext:value-type="float">
            <text:p>24301915368410</text:p>
          </table:table-cell>
          <table:table-cell office:value-type="float" office:value="108" calcext:value-type="float">
            <text:p>108</text:p>
          </table:table-cell>
          <table:table-cell office:value-type="float" office:value="54803" calcext:value-type="float">
            <text:p>54803</text:p>
          </table:table-cell>
        </table:table-row>
        <table:table-row table:style-name="ro1">
          <table:table-cell office:value-type="float" office:value="24301988287298" calcext:value-type="float">
            <text:p>24301988287298</text:p>
          </table:table-cell>
          <table:table-cell office:value-type="float" office:value="108" calcext:value-type="float">
            <text:p>108</text:p>
          </table:table-cell>
          <table:table-cell office:value-type="float" office:value="55713" calcext:value-type="float">
            <text:p>55713</text:p>
          </table:table-cell>
        </table:table-row>
        <table:table-row table:style-name="ro1">
          <table:table-cell office:value-type="float" office:value="24302062613778" calcext:value-type="float">
            <text:p>24302062613778</text:p>
          </table:table-cell>
          <table:table-cell office:value-type="float" office:value="108" calcext:value-type="float">
            <text:p>108</text:p>
          </table:table-cell>
          <table:table-cell office:value-type="float" office:value="55822" calcext:value-type="float">
            <text:p>55822</text:p>
          </table:table-cell>
        </table:table-row>
        <table:table-row table:style-name="ro1">
          <table:table-cell office:value-type="float" office:value="24302175694544" calcext:value-type="float">
            <text:p>24302175694544</text:p>
          </table:table-cell>
          <table:table-cell office:value-type="float" office:value="110" calcext:value-type="float">
            <text:p>110</text:p>
          </table:table-cell>
          <table:table-cell office:value-type="float" office:value="87706" calcext:value-type="float">
            <text:p>87706</text:p>
          </table:table-cell>
        </table:table-row>
        <table:table-row table:style-name="ro1">
          <table:table-cell office:value-type="float" office:value="24302247515990" calcext:value-type="float">
            <text:p>24302247515990</text:p>
          </table:table-cell>
          <table:table-cell office:value-type="float" office:value="138" calcext:value-type="float">
            <text:p>138</text:p>
          </table:table-cell>
          <table:table-cell office:value-type="float" office:value="54923" calcext:value-type="float">
            <text:p>54923</text:p>
          </table:table-cell>
        </table:table-row>
        <table:table-row table:style-name="ro1">
          <table:table-cell office:value-type="float" office:value="24302321129654" calcext:value-type="float">
            <text:p>24302321129654</text:p>
          </table:table-cell>
          <table:table-cell office:value-type="float" office:value="110" calcext:value-type="float">
            <text:p>110</text:p>
          </table:table-cell>
          <table:table-cell office:value-type="float" office:value="55966" calcext:value-type="float">
            <text:p>55966</text:p>
          </table:table-cell>
        </table:table-row>
        <table:table-row table:style-name="ro1">
          <table:table-cell office:value-type="float" office:value="24302415643672" calcext:value-type="float">
            <text:p>24302415643672</text:p>
          </table:table-cell>
          <table:table-cell office:value-type="float" office:value="138" calcext:value-type="float">
            <text:p>138</text:p>
          </table:table-cell>
          <table:table-cell office:value-type="float" office:value="72962" calcext:value-type="float">
            <text:p>72962</text:p>
          </table:table-cell>
        </table:table-row>
        <table:table-row table:style-name="ro1">
          <table:table-cell office:value-type="float" office:value="24302489973008" calcext:value-type="float">
            <text:p>24302489973008</text:p>
          </table:table-cell>
          <table:table-cell office:value-type="float" office:value="108" calcext:value-type="float">
            <text:p>108</text:p>
          </table:table-cell>
          <table:table-cell office:value-type="float" office:value="56818" calcext:value-type="float">
            <text:p>56818</text:p>
          </table:table-cell>
        </table:table-row>
        <table:table-row table:style-name="ro1">
          <table:table-cell office:value-type="float" office:value="24302563630446" calcext:value-type="float">
            <text:p>24302563630446</text:p>
          </table:table-cell>
          <table:table-cell office:value-type="float" office:value="108" calcext:value-type="float">
            <text:p>108</text:p>
          </table:table-cell>
          <table:table-cell office:value-type="float" office:value="55985" calcext:value-type="float">
            <text:p>55985</text:p>
          </table:table-cell>
        </table:table-row>
        <table:table-row table:style-name="ro1">
          <table:table-cell office:value-type="float" office:value="24302655649416" calcext:value-type="float">
            <text:p>24302655649416</text:p>
          </table:table-cell>
          <table:table-cell office:value-type="float" office:value="110" calcext:value-type="float">
            <text:p>110</text:p>
          </table:table-cell>
          <table:table-cell office:value-type="float" office:value="71270" calcext:value-type="float">
            <text:p>71270</text:p>
          </table:table-cell>
        </table:table-row>
        <table:table-row table:style-name="ro1">
          <table:table-cell office:value-type="float" office:value="24302730367203" calcext:value-type="float">
            <text:p>24302730367203</text:p>
          </table:table-cell>
          <table:table-cell office:value-type="float" office:value="129" calcext:value-type="float">
            <text:p>129</text:p>
          </table:table-cell>
          <table:table-cell office:value-type="float" office:value="55168" calcext:value-type="float">
            <text:p>55168</text:p>
          </table:table-cell>
        </table:table-row>
        <table:table-row table:style-name="ro1">
          <table:table-cell office:value-type="float" office:value="24302931409593" calcext:value-type="float">
            <text:p>24302931409593</text:p>
          </table:table-cell>
          <table:table-cell office:value-type="float" office:value="120" calcext:value-type="float">
            <text:p>120</text:p>
          </table:table-cell>
          <table:table-cell office:value-type="float" office:value="146259" calcext:value-type="float">
            <text:p>146259</text:p>
          </table:table-cell>
        </table:table-row>
        <table:table-row table:style-name="ro1">
          <table:table-cell office:value-type="float" office:value="24302935762125" calcext:value-type="float">
            <text:p>24302935762125</text:p>
          </table:table-cell>
          <table:table-cell office:value-type="float" office:value="150" calcext:value-type="float">
            <text:p>150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24303000971736" calcext:value-type="float">
            <text:p>24303000971736</text:p>
          </table:table-cell>
          <table:table-cell office:value-type="float" office:value="129" calcext:value-type="float">
            <text:p>129</text:p>
          </table:table-cell>
          <table:table-cell office:value-type="float" office:value="45411" calcext:value-type="float">
            <text:p>45411</text:p>
          </table:table-cell>
        </table:table-row>
        <table:table-row table:style-name="ro1">
          <table:table-cell office:value-type="float" office:value="24303005874828" calcext:value-type="float">
            <text:p>24303005874828</text:p>
          </table:table-cell>
          <table:table-cell office:value-type="float" office:value="129" calcext:value-type="float">
            <text:p>129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24303037901508" calcext:value-type="float">
            <text:p>24303037901508</text:p>
          </table:table-cell>
          <table:table-cell office:value-type="float" office:value="129" calcext:value-type="float">
            <text:p>129</text:p>
          </table:table-cell>
          <table:table-cell office:value-type="float" office:value="18181" calcext:value-type="float">
            <text:p>18181</text:p>
          </table:table-cell>
        </table:table-row>
        <table:table-row table:style-name="ro1">
          <table:table-cell office:value-type="float" office:value="24303079748091" calcext:value-type="float">
            <text:p>24303079748091</text:p>
          </table:table-cell>
          <table:table-cell office:value-type="float" office:value="117" calcext:value-type="float">
            <text:p>117</text:p>
          </table:table-cell>
          <table:table-cell office:value-type="float" office:value="28103" calcext:value-type="float">
            <text:p>28103</text:p>
          </table:table-cell>
        </table:table-row>
        <table:table-row table:style-name="ro1">
          <table:table-cell office:value-type="float" office:value="24303089259309" calcext:value-type="float">
            <text:p>24303089259309</text:p>
          </table:table-cell>
          <table:table-cell office:value-type="float" office:value="120" calcext:value-type="float">
            <text:p>120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24303091829193" calcext:value-type="float">
            <text:p>24303091829193</text:p>
          </table:table-cell>
          <table:table-cell office:value-type="float" office:value="117" calcext:value-type="float">
            <text:p>117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24303093508416" calcext:value-type="float">
            <text:p>24303093508416</text:p>
          </table:table-cell>
          <table:table-cell office:value-type="float" office:value="120" calcext:value-type="float">
            <text:p>120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24303107219328" calcext:value-type="float">
            <text:p>24303107219328</text:p>
          </table:table-cell>
          <table:table-cell office:value-type="float" office:value="117" calcext:value-type="float">
            <text:p>117</text:p>
          </table:table-cell>
          <table:table-cell office:value-type="float" office:value="9899" calcext:value-type="float">
            <text:p>9899</text:p>
          </table:table-cell>
        </table:table-row>
        <table:table-row table:style-name="ro1">
          <table:table-cell office:value-type="float" office:value="24303152915244" calcext:value-type="float">
            <text:p>24303152915244</text:p>
          </table:table-cell>
          <table:table-cell office:value-type="float" office:value="117" calcext:value-type="float">
            <text:p>117</text:p>
          </table:table-cell>
          <table:table-cell office:value-type="float" office:value="32672" calcext:value-type="float">
            <text:p>32672</text:p>
          </table:table-cell>
        </table:table-row>
        <table:table-row table:style-name="ro1">
          <table:table-cell office:value-type="float" office:value="24303225142725" calcext:value-type="float">
            <text:p>24303225142725</text:p>
          </table:table-cell>
          <table:table-cell office:value-type="float" office:value="117" calcext:value-type="float">
            <text:p>117</text:p>
          </table:table-cell>
          <table:table-cell office:value-type="float" office:value="53890" calcext:value-type="float">
            <text:p>53890</text:p>
          </table:table-cell>
        </table:table-row>
        <table:table-row table:style-name="ro1">
          <table:table-cell office:value-type="float" office:value="24303296938644" calcext:value-type="float">
            <text:p>24303296938644</text:p>
          </table:table-cell>
          <table:table-cell office:value-type="float" office:value="140" calcext:value-type="float">
            <text:p>140</text:p>
          </table:table-cell>
          <table:table-cell office:value-type="float" office:value="53618" calcext:value-type="float">
            <text:p>53618</text:p>
          </table:table-cell>
        </table:table-row>
        <table:table-row table:style-name="ro1">
          <table:table-cell office:value-type="float" office:value="24303370967214" calcext:value-type="float">
            <text:p>24303370967214</text:p>
          </table:table-cell>
          <table:table-cell office:value-type="float" office:value="108" calcext:value-type="float">
            <text:p>108</text:p>
          </table:table-cell>
          <table:table-cell office:value-type="float" office:value="52683" calcext:value-type="float">
            <text:p>52683</text:p>
          </table:table-cell>
        </table:table-row>
        <table:table-row table:style-name="ro1">
          <table:table-cell office:value-type="float" office:value="24303444486882" calcext:value-type="float">
            <text:p>24303444486882</text:p>
          </table:table-cell>
          <table:table-cell office:value-type="float" office:value="108" calcext:value-type="float">
            <text:p>108</text:p>
          </table:table-cell>
          <table:table-cell office:value-type="float" office:value="56034" calcext:value-type="float">
            <text:p>56034</text:p>
          </table:table-cell>
        </table:table-row>
        <table:table-row table:style-name="ro1">
          <table:table-cell office:value-type="float" office:value="24303518523542" calcext:value-type="float">
            <text:p>24303518523542</text:p>
          </table:table-cell>
          <table:table-cell office:value-type="float" office:value="138" calcext:value-type="float">
            <text:p>138</text:p>
          </table:table-cell>
          <table:table-cell office:value-type="float" office:value="56764" calcext:value-type="float">
            <text:p>56764</text:p>
          </table:table-cell>
        </table:table-row>
        <table:table-row table:style-name="ro1">
          <table:table-cell office:value-type="float" office:value="24303592400547" calcext:value-type="float">
            <text:p>24303592400547</text:p>
          </table:table-cell>
          <table:table-cell office:value-type="float" office:value="117" calcext:value-type="float">
            <text:p>117</text:p>
          </table:table-cell>
          <table:table-cell office:value-type="float" office:value="55630" calcext:value-type="float">
            <text:p>55630</text:p>
          </table:table-cell>
        </table:table-row>
        <table:table-row table:style-name="ro1">
          <table:table-cell office:value-type="float" office:value="24303666240986" calcext:value-type="float">
            <text:p>24303666240986</text:p>
          </table:table-cell>
          <table:table-cell office:value-type="float" office:value="108" calcext:value-type="float">
            <text:p>108</text:p>
          </table:table-cell>
          <table:table-cell office:value-type="float" office:value="56198" calcext:value-type="float">
            <text:p>56198</text:p>
          </table:table-cell>
        </table:table-row>
        <table:table-row table:style-name="ro1">
          <table:table-cell office:value-type="float" office:value="24303739114824" calcext:value-type="float">
            <text:p>24303739114824</text:p>
          </table:table-cell>
          <table:table-cell office:value-type="float" office:value="140" calcext:value-type="float">
            <text:p>140</text:p>
          </table:table-cell>
          <table:table-cell office:value-type="float" office:value="54753" calcext:value-type="float">
            <text:p>54753</text:p>
          </table:table-cell>
        </table:table-row>
        <table:table-row table:style-name="ro1">
          <table:table-cell office:value-type="float" office:value="24303812385684" calcext:value-type="float">
            <text:p>24303812385684</text:p>
          </table:table-cell>
          <table:table-cell office:value-type="float" office:value="110" calcext:value-type="float">
            <text:p>110</text:p>
          </table:table-cell>
          <table:table-cell office:value-type="float" office:value="55390" calcext:value-type="float">
            <text:p>55390</text:p>
          </table:table-cell>
        </table:table-row>
        <table:table-row table:style-name="ro1">
          <table:table-cell office:value-type="float" office:value="24303885613674" calcext:value-type="float">
            <text:p>24303885613674</text:p>
          </table:table-cell>
          <table:table-cell office:value-type="float" office:value="138" calcext:value-type="float">
            <text:p>138</text:p>
          </table:table-cell>
          <table:table-cell office:value-type="float" office:value="54696" calcext:value-type="float">
            <text:p>54696</text:p>
          </table:table-cell>
        </table:table-row>
        <table:table-row table:style-name="ro1">
          <table:table-cell office:value-type="float" office:value="24303959091660" calcext:value-type="float">
            <text:p>24303959091660</text:p>
          </table:table-cell>
          <table:table-cell office:value-type="float" office:value="108" calcext:value-type="float">
            <text:p>108</text:p>
          </table:table-cell>
          <table:table-cell office:value-type="float" office:value="54880" calcext:value-type="float">
            <text:p>54880</text:p>
          </table:table-cell>
        </table:table-row>
        <table:table-row table:style-name="ro1">
          <table:table-cell office:value-type="float" office:value="24304032391984" calcext:value-type="float">
            <text:p>24304032391984</text:p>
          </table:table-cell>
          <table:table-cell office:value-type="float" office:value="108" calcext:value-type="float">
            <text:p>108</text:p>
          </table:table-cell>
          <table:table-cell office:value-type="float" office:value="55161" calcext:value-type="float">
            <text:p>55161</text:p>
          </table:table-cell>
        </table:table-row>
        <table:table-row table:style-name="ro1">
          <table:table-cell office:value-type="float" office:value="24304104862840" calcext:value-type="float">
            <text:p>24304104862840</text:p>
          </table:table-cell>
          <table:table-cell office:value-type="float" office:value="108" calcext:value-type="float">
            <text:p>108</text:p>
          </table:table-cell>
          <table:table-cell office:value-type="float" office:value="55058" calcext:value-type="float">
            <text:p>55058</text:p>
          </table:table-cell>
        </table:table-row>
        <table:table-row table:style-name="ro1">
          <table:table-cell office:value-type="float" office:value="24304177106432" calcext:value-type="float">
            <text:p>24304177106432</text:p>
          </table:table-cell>
          <table:table-cell office:value-type="float" office:value="108" calcext:value-type="float">
            <text:p>108</text:p>
          </table:table-cell>
          <table:table-cell office:value-type="float" office:value="55034" calcext:value-type="float">
            <text:p>55034</text:p>
          </table:table-cell>
        </table:table-row>
        <table:table-row table:style-name="ro1">
          <table:table-cell office:value-type="float" office:value="24304249333644" calcext:value-type="float">
            <text:p>24304249333644</text:p>
          </table:table-cell>
          <table:table-cell office:value-type="float" office:value="132" calcext:value-type="float">
            <text:p>132</text:p>
          </table:table-cell>
          <table:table-cell office:value-type="float" office:value="54988" calcext:value-type="float">
            <text:p>54988</text:p>
          </table:table-cell>
        </table:table-row>
        <table:table-row table:style-name="ro1">
          <table:table-cell office:value-type="float" office:value="24304321575375" calcext:value-type="float">
            <text:p>24304321575375</text:p>
          </table:table-cell>
          <table:table-cell office:value-type="float" office:value="120" calcext:value-type="float">
            <text:p>120</text:p>
          </table:table-cell>
          <table:table-cell office:value-type="float" office:value="54505" calcext:value-type="float">
            <text:p>54505</text:p>
          </table:table-cell>
        </table:table-row>
        <table:table-row table:style-name="ro1">
          <table:table-cell office:value-type="float" office:value="24304393871538" calcext:value-type="float">
            <text:p>24304393871538</text:p>
          </table:table-cell>
          <table:table-cell office:value-type="float" office:value="110" calcext:value-type="float">
            <text:p>110</text:p>
          </table:table-cell>
          <table:table-cell office:value-type="float" office:value="55352" calcext:value-type="float">
            <text:p>55352</text:p>
          </table:table-cell>
        </table:table-row>
        <table:table-row table:style-name="ro1">
          <table:table-cell office:value-type="float" office:value="24304466334458" calcext:value-type="float">
            <text:p>24304466334458</text:p>
          </table:table-cell>
          <table:table-cell office:value-type="float" office:value="110" calcext:value-type="float">
            <text:p>110</text:p>
          </table:table-cell>
          <table:table-cell office:value-type="float" office:value="54828" calcext:value-type="float">
            <text:p>54828</text:p>
          </table:table-cell>
        </table:table-row>
        <table:table-row table:style-name="ro1">
          <table:table-cell office:value-type="float" office:value="24304538712970" calcext:value-type="float">
            <text:p>24304538712970</text:p>
          </table:table-cell>
          <table:table-cell office:value-type="float" office:value="108" calcext:value-type="float">
            <text:p>108</text:p>
          </table:table-cell>
          <table:table-cell office:value-type="float" office:value="54368" calcext:value-type="float">
            <text:p>54368</text:p>
          </table:table-cell>
        </table:table-row>
        <table:table-row table:style-name="ro1">
          <table:table-cell office:value-type="float" office:value="24304611033218" calcext:value-type="float">
            <text:p>24304611033218</text:p>
          </table:table-cell>
          <table:table-cell office:value-type="float" office:value="108" calcext:value-type="float">
            <text:p>108</text:p>
          </table:table-cell>
          <table:table-cell office:value-type="float" office:value="54961" calcext:value-type="float">
            <text:p>54961</text:p>
          </table:table-cell>
        </table:table-row>
        <table:table-row table:style-name="ro1">
          <table:table-cell office:value-type="float" office:value="24304683107454" calcext:value-type="float">
            <text:p>24304683107454</text:p>
          </table:table-cell>
          <table:table-cell office:value-type="float" office:value="108" calcext:value-type="float">
            <text:p>108</text:p>
          </table:table-cell>
          <table:table-cell office:value-type="float" office:value="54506" calcext:value-type="float">
            <text:p>54506</text:p>
          </table:table-cell>
        </table:table-row>
        <table:table-row table:style-name="ro1">
          <table:table-cell office:value-type="float" office:value="24304755360478" calcext:value-type="float">
            <text:p>24304755360478</text:p>
          </table:table-cell>
          <table:table-cell office:value-type="float" office:value="112" calcext:value-type="float">
            <text:p>112</text:p>
          </table:table-cell>
          <table:table-cell office:value-type="float" office:value="55036" calcext:value-type="float">
            <text:p>55036</text:p>
          </table:table-cell>
        </table:table-row>
        <table:table-row table:style-name="ro1">
          <table:table-cell office:value-type="float" office:value="24304827590192" calcext:value-type="float">
            <text:p>24304827590192</text:p>
          </table:table-cell>
          <table:table-cell office:value-type="float" office:value="108" calcext:value-type="float">
            <text:p>108</text:p>
          </table:table-cell>
          <table:table-cell office:value-type="float" office:value="55014" calcext:value-type="float">
            <text:p>55014</text:p>
          </table:table-cell>
        </table:table-row>
        <table:table-row table:style-name="ro1">
          <table:table-cell office:value-type="float" office:value="24304899821472" calcext:value-type="float">
            <text:p>24304899821472</text:p>
          </table:table-cell>
          <table:table-cell office:value-type="float" office:value="117" calcext:value-type="float">
            <text:p>117</text:p>
          </table:table-cell>
          <table:table-cell office:value-type="float" office:value="54363" calcext:value-type="float">
            <text:p>54363</text:p>
          </table:table-cell>
        </table:table-row>
        <table:table-row table:style-name="ro1">
          <table:table-cell office:value-type="float" office:value="24304974134112" calcext:value-type="float">
            <text:p>24304974134112</text:p>
          </table:table-cell>
          <table:table-cell office:value-type="float" office:value="110" calcext:value-type="float">
            <text:p>110</text:p>
          </table:table-cell>
          <table:table-cell office:value-type="float" office:value="55791" calcext:value-type="float">
            <text:p>55791</text:p>
          </table:table-cell>
        </table:table-row>
        <table:table-row table:style-name="ro1">
          <table:table-cell office:value-type="float" office:value="24305026451400" calcext:value-type="float">
            <text:p>24305026451400</text:p>
          </table:table-cell>
          <table:table-cell office:value-type="float" office:value="108" calcext:value-type="float">
            <text:p>108</text:p>
          </table:table-cell>
          <table:table-cell office:value-type="float" office:value="38744" calcext:value-type="float">
            <text:p>38744</text:p>
          </table:table-cell>
        </table:table-row>
        <table:table-row table:style-name="ro1">
          <table:table-cell office:value-type="float" office:value="24305047586493" calcext:value-type="float">
            <text:p>24305047586493</text:p>
          </table:table-cell>
          <table:table-cell office:value-type="float" office:value="120" calcext:value-type="float">
            <text:p>120</text:p>
          </table:table-cell>
          <table:table-cell office:value-type="float" office:value="15798" calcext:value-type="float">
            <text:p>15798</text:p>
          </table:table-cell>
        </table:table-row>
        <table:table-row table:style-name="ro1">
          <table:table-cell office:value-type="float" office:value="24305120232234" calcext:value-type="float">
            <text:p>24305120232234</text:p>
          </table:table-cell>
          <table:table-cell office:value-type="float" office:value="117" calcext:value-type="float">
            <text:p>117</text:p>
          </table:table-cell>
          <table:table-cell office:value-type="float" office:value="55472" calcext:value-type="float">
            <text:p>55472</text:p>
          </table:table-cell>
        </table:table-row>
        <table:table-row table:style-name="ro1">
          <table:table-cell office:value-type="float" office:value="24305192400016" calcext:value-type="float">
            <text:p>24305192400016</text:p>
          </table:table-cell>
          <table:table-cell office:value-type="float" office:value="108" calcext:value-type="float">
            <text:p>108</text:p>
          </table:table-cell>
          <table:table-cell office:value-type="float" office:value="55337" calcext:value-type="float">
            <text:p>55337</text:p>
          </table:table-cell>
        </table:table-row>
        <table:table-row table:style-name="ro1">
          <table:table-cell office:value-type="float" office:value="24305264563042" calcext:value-type="float">
            <text:p>24305264563042</text:p>
          </table:table-cell>
          <table:table-cell office:value-type="float" office:value="108" calcext:value-type="float">
            <text:p>108</text:p>
          </table:table-cell>
          <table:table-cell office:value-type="float" office:value="55138" calcext:value-type="float">
            <text:p>55138</text:p>
          </table:table-cell>
        </table:table-row>
        <table:table-row table:style-name="ro1">
          <table:table-cell office:value-type="float" office:value="24305336864786" calcext:value-type="float">
            <text:p>24305336864786</text:p>
          </table:table-cell>
          <table:table-cell office:value-type="float" office:value="110" calcext:value-type="float">
            <text:p>110</text:p>
          </table:table-cell>
          <table:table-cell office:value-type="float" office:value="53126" calcext:value-type="float">
            <text:p>53126</text:p>
          </table:table-cell>
        </table:table-row>
        <table:table-row table:style-name="ro1">
          <table:table-cell office:value-type="float" office:value="24305409191136" calcext:value-type="float">
            <text:p>24305409191136</text:p>
          </table:table-cell>
          <table:table-cell office:value-type="float" office:value="117" calcext:value-type="float">
            <text:p>117</text:p>
          </table:table-cell>
          <table:table-cell office:value-type="float" office:value="53979" calcext:value-type="float">
            <text:p>53979</text:p>
          </table:table-cell>
        </table:table-row>
        <table:table-row table:style-name="ro1">
          <table:table-cell office:value-type="float" office:value="24305481598220" calcext:value-type="float">
            <text:p>24305481598220</text:p>
          </table:table-cell>
          <table:table-cell office:value-type="float" office:value="138" calcext:value-type="float">
            <text:p>138</text:p>
          </table:table-cell>
          <table:table-cell office:value-type="float" office:value="52958" calcext:value-type="float">
            <text:p>52958</text:p>
          </table:table-cell>
        </table:table-row>
        <table:table-row table:style-name="ro1">
          <table:table-cell office:value-type="float" office:value="24305553835400" calcext:value-type="float">
            <text:p>24305553835400</text:p>
          </table:table-cell>
          <table:table-cell office:value-type="float" office:value="108" calcext:value-type="float">
            <text:p>108</text:p>
          </table:table-cell>
          <table:table-cell office:value-type="float" office:value="53830" calcext:value-type="float">
            <text:p>53830</text:p>
          </table:table-cell>
        </table:table-row>
        <table:table-row table:style-name="ro1">
          <table:table-cell office:value-type="float" office:value="24305626433606" calcext:value-type="float">
            <text:p>24305626433606</text:p>
          </table:table-cell>
          <table:table-cell office:value-type="float" office:value="138" calcext:value-type="float">
            <text:p>138</text:p>
          </table:table-cell>
          <table:table-cell office:value-type="float" office:value="53816" calcext:value-type="float">
            <text:p>53816</text:p>
          </table:table-cell>
        </table:table-row>
        <table:table-row table:style-name="ro1">
          <table:table-cell office:value-type="float" office:value="24305699015712" calcext:value-type="float">
            <text:p>24305699015712</text:p>
          </table:table-cell>
          <table:table-cell office:value-type="float" office:value="108" calcext:value-type="float">
            <text:p>108</text:p>
          </table:table-cell>
          <table:table-cell office:value-type="float" office:value="53958" calcext:value-type="float">
            <text:p>53958</text:p>
          </table:table-cell>
        </table:table-row>
        <table:table-row table:style-name="ro1">
          <table:table-cell office:value-type="float" office:value="24305771472142" calcext:value-type="float">
            <text:p>24305771472142</text:p>
          </table:table-cell>
          <table:table-cell office:value-type="float" office:value="140" calcext:value-type="float">
            <text:p>140</text:p>
          </table:table-cell>
          <table:table-cell office:value-type="float" office:value="54271" calcext:value-type="float">
            <text:p>54271</text:p>
          </table:table-cell>
        </table:table-row>
        <table:table-row table:style-name="ro1">
          <table:table-cell office:value-type="float" office:value="24305843862050" calcext:value-type="float">
            <text:p>24305843862050</text:p>
          </table:table-cell>
          <table:table-cell office:value-type="float" office:value="108" calcext:value-type="float">
            <text:p>108</text:p>
          </table:table-cell>
          <table:table-cell office:value-type="float" office:value="53762" calcext:value-type="float">
            <text:p>53762</text:p>
          </table:table-cell>
        </table:table-row>
        <table:table-row table:style-name="ro1">
          <table:table-cell office:value-type="float" office:value="24305916705678" calcext:value-type="float">
            <text:p>24305916705678</text:p>
          </table:table-cell>
          <table:table-cell office:value-type="float" office:value="117" calcext:value-type="float">
            <text:p>117</text:p>
          </table:table-cell>
          <table:table-cell office:value-type="float" office:value="54832" calcext:value-type="float">
            <text:p>54832</text:p>
          </table:table-cell>
        </table:table-row>
        <table:table-row table:style-name="ro1">
          <table:table-cell office:value-type="float" office:value="24305990544134" calcext:value-type="float">
            <text:p>24305990544134</text:p>
          </table:table-cell>
          <table:table-cell office:value-type="float" office:value="140" calcext:value-type="float">
            <text:p>140</text:p>
          </table:table-cell>
          <table:table-cell office:value-type="float" office:value="55215" calcext:value-type="float">
            <text:p>55215</text:p>
          </table:table-cell>
        </table:table-row>
        <table:table-row table:style-name="ro1">
          <table:table-cell office:value-type="float" office:value="24306062985360" calcext:value-type="float">
            <text:p>24306062985360</text:p>
          </table:table-cell>
          <table:table-cell office:value-type="float" office:value="140" calcext:value-type="float">
            <text:p>140</text:p>
          </table:table-cell>
          <table:table-cell office:value-type="float" office:value="54684" calcext:value-type="float">
            <text:p>54684</text:p>
          </table:table-cell>
        </table:table-row>
        <table:table-row table:style-name="ro1">
          <table:table-cell office:value-type="float" office:value="24306135536548" calcext:value-type="float">
            <text:p>24306135536548</text:p>
          </table:table-cell>
          <table:table-cell office:value-type="float" office:value="108" calcext:value-type="float">
            <text:p>108</text:p>
          </table:table-cell>
          <table:table-cell office:value-type="float" office:value="54790" calcext:value-type="float">
            <text:p>54790</text:p>
          </table:table-cell>
        </table:table-row>
        <table:table-row table:style-name="ro1">
          <table:table-cell office:value-type="float" office:value="24306208017422" calcext:value-type="float">
            <text:p>24306208017422</text:p>
          </table:table-cell>
          <table:table-cell office:value-type="float" office:value="108" calcext:value-type="float">
            <text:p>108</text:p>
          </table:table-cell>
          <table:table-cell office:value-type="float" office:value="56063" calcext:value-type="float">
            <text:p>56063</text:p>
          </table:table-cell>
        </table:table-row>
        <table:table-row table:style-name="ro1">
          <table:table-cell office:value-type="float" office:value="24306280614315" calcext:value-type="float">
            <text:p>24306280614315</text:p>
          </table:table-cell>
          <table:table-cell office:value-type="float" office:value="117" calcext:value-type="float">
            <text:p>117</text:p>
          </table:table-cell>
          <table:table-cell office:value-type="float" office:value="54156" calcext:value-type="float">
            <text:p>54156</text:p>
          </table:table-cell>
        </table:table-row>
        <table:table-row table:style-name="ro1">
          <table:table-cell office:value-type="float" office:value="24306352961410" calcext:value-type="float">
            <text:p>24306352961410</text:p>
          </table:table-cell>
          <table:table-cell office:value-type="float" office:value="108" calcext:value-type="float">
            <text:p>108</text:p>
          </table:table-cell>
          <table:table-cell office:value-type="float" office:value="55174" calcext:value-type="float">
            <text:p>55174</text:p>
          </table:table-cell>
        </table:table-row>
        <table:table-row table:style-name="ro1">
          <table:table-cell office:value-type="float" office:value="24306425336956" calcext:value-type="float">
            <text:p>24306425336956</text:p>
          </table:table-cell>
          <table:table-cell office:value-type="float" office:value="108" calcext:value-type="float">
            <text:p>108</text:p>
          </table:table-cell>
          <table:table-cell office:value-type="float" office:value="55225" calcext:value-type="float">
            <text:p>55225</text:p>
          </table:table-cell>
        </table:table-row>
        <table:table-row table:style-name="ro1">
          <table:table-cell office:value-type="float" office:value="24306497580574" calcext:value-type="float">
            <text:p>24306497580574</text:p>
          </table:table-cell>
          <table:table-cell office:value-type="float" office:value="108" calcext:value-type="float">
            <text:p>108</text:p>
          </table:table-cell>
          <table:table-cell office:value-type="float" office:value="54627" calcext:value-type="float">
            <text:p>54627</text:p>
          </table:table-cell>
        </table:table-row>
        <table:table-row table:style-name="ro1">
          <table:table-cell office:value-type="float" office:value="24306569938288" calcext:value-type="float">
            <text:p>24306569938288</text:p>
          </table:table-cell>
          <table:table-cell office:value-type="float" office:value="110" calcext:value-type="float">
            <text:p>110</text:p>
          </table:table-cell>
          <table:table-cell office:value-type="float" office:value="55457" calcext:value-type="float">
            <text:p>55457</text:p>
          </table:table-cell>
        </table:table-row>
        <table:table-row table:style-name="ro1">
          <table:table-cell office:value-type="float" office:value="24306642048424" calcext:value-type="float">
            <text:p>24306642048424</text:p>
          </table:table-cell>
          <table:table-cell office:value-type="float" office:value="140" calcext:value-type="float">
            <text:p>140</text:p>
          </table:table-cell>
          <table:table-cell office:value-type="float" office:value="54995" calcext:value-type="float">
            <text:p>54995</text:p>
          </table:table-cell>
        </table:table-row>
        <table:table-row table:style-name="ro1">
          <table:table-cell office:value-type="float" office:value="24306714597386" calcext:value-type="float">
            <text:p>24306714597386</text:p>
          </table:table-cell>
          <table:table-cell office:value-type="float" office:value="108" calcext:value-type="float">
            <text:p>108</text:p>
          </table:table-cell>
          <table:table-cell office:value-type="float" office:value="54415" calcext:value-type="float">
            <text:p>54415</text:p>
          </table:table-cell>
        </table:table-row>
        <table:table-row table:style-name="ro1">
          <table:table-cell office:value-type="float" office:value="24306786909068" calcext:value-type="float">
            <text:p>24306786909068</text:p>
          </table:table-cell>
          <table:table-cell office:value-type="float" office:value="140" calcext:value-type="float">
            <text:p>140</text:p>
          </table:table-cell>
          <table:table-cell office:value-type="float" office:value="55289" calcext:value-type="float">
            <text:p>55289</text:p>
          </table:table-cell>
        </table:table-row>
        <table:table-row table:style-name="ro1">
          <table:table-cell office:value-type="float" office:value="24306859277856" calcext:value-type="float">
            <text:p>24306859277856</text:p>
          </table:table-cell>
          <table:table-cell office:value-type="float" office:value="110" calcext:value-type="float">
            <text:p>110</text:p>
          </table:table-cell>
          <table:table-cell office:value-type="float" office:value="55215" calcext:value-type="float">
            <text:p>55215</text:p>
          </table:table-cell>
        </table:table-row>
        <table:table-row table:style-name="ro1">
          <table:table-cell office:value-type="float" office:value="24306931625410" calcext:value-type="float">
            <text:p>24306931625410</text:p>
          </table:table-cell>
          <table:table-cell office:value-type="float" office:value="110" calcext:value-type="float">
            <text:p>110</text:p>
          </table:table-cell>
          <table:table-cell office:value-type="float" office:value="54999" calcext:value-type="float">
            <text:p>54999</text:p>
          </table:table-cell>
        </table:table-row>
        <table:table-row table:style-name="ro1">
          <table:table-cell office:value-type="float" office:value="24307003971260" calcext:value-type="float">
            <text:p>24307003971260</text:p>
          </table:table-cell>
          <table:table-cell office:value-type="float" office:value="110" calcext:value-type="float">
            <text:p>110</text:p>
          </table:table-cell>
          <table:table-cell office:value-type="float" office:value="55778" calcext:value-type="float">
            <text:p>55778</text:p>
          </table:table-cell>
        </table:table-row>
        <table:table-row table:style-name="ro1">
          <table:table-cell office:value-type="float" office:value="24307076460626" calcext:value-type="float">
            <text:p>24307076460626</text:p>
          </table:table-cell>
          <table:table-cell office:value-type="float" office:value="110" calcext:value-type="float">
            <text:p>110</text:p>
          </table:table-cell>
          <table:table-cell office:value-type="float" office:value="56193" calcext:value-type="float">
            <text:p>56193</text:p>
          </table:table-cell>
        </table:table-row>
        <table:table-row table:style-name="ro1">
          <table:table-cell office:value-type="float" office:value="24307148952688" calcext:value-type="float">
            <text:p>24307148952688</text:p>
          </table:table-cell>
          <table:table-cell office:value-type="float" office:value="110" calcext:value-type="float">
            <text:p>110</text:p>
          </table:table-cell>
          <table:table-cell office:value-type="float" office:value="55802" calcext:value-type="float">
            <text:p>55802</text:p>
          </table:table-cell>
        </table:table-row>
        <table:table-row table:style-name="ro1">
          <table:table-cell office:value-type="float" office:value="24307221429520" calcext:value-type="float">
            <text:p>24307221429520</text:p>
          </table:table-cell>
          <table:table-cell office:value-type="float" office:value="110" calcext:value-type="float">
            <text:p>110</text:p>
          </table:table-cell>
          <table:table-cell office:value-type="float" office:value="56167" calcext:value-type="float">
            <text:p>56167</text:p>
          </table:table-cell>
        </table:table-row>
        <table:table-row table:style-name="ro1">
          <table:table-cell office:value-type="float" office:value="24307293815566" calcext:value-type="float">
            <text:p>24307293815566</text:p>
          </table:table-cell>
          <table:table-cell office:value-type="float" office:value="138" calcext:value-type="float">
            <text:p>138</text:p>
          </table:table-cell>
          <table:table-cell office:value-type="float" office:value="53759" calcext:value-type="float">
            <text:p>53759</text:p>
          </table:table-cell>
        </table:table-row>
        <table:table-row table:style-name="ro1">
          <table:table-cell office:value-type="float" office:value="24307366185798" calcext:value-type="float">
            <text:p>24307366185798</text:p>
          </table:table-cell>
          <table:table-cell office:value-type="float" office:value="110" calcext:value-type="float">
            <text:p>110</text:p>
          </table:table-cell>
          <table:table-cell office:value-type="float" office:value="55638" calcext:value-type="float">
            <text:p>55638</text:p>
          </table:table-cell>
        </table:table-row>
        <table:table-row table:style-name="ro1">
          <table:table-cell office:value-type="float" office:value="24307438702508" calcext:value-type="float">
            <text:p>24307438702508</text:p>
          </table:table-cell>
          <table:table-cell office:value-type="float" office:value="140" calcext:value-type="float">
            <text:p>140</text:p>
          </table:table-cell>
          <table:table-cell office:value-type="float" office:value="55781" calcext:value-type="float">
            <text:p>55781</text:p>
          </table:table-cell>
        </table:table-row>
        <table:table-row table:style-name="ro1">
          <table:table-cell office:value-type="float" office:value="24307511311888" calcext:value-type="float">
            <text:p>24307511311888</text:p>
          </table:table-cell>
          <table:table-cell office:value-type="float" office:value="108" calcext:value-type="float">
            <text:p>108</text:p>
          </table:table-cell>
          <table:table-cell office:value-type="float" office:value="55503" calcext:value-type="float">
            <text:p>55503</text:p>
          </table:table-cell>
        </table:table-row>
        <table:table-row table:style-name="ro1">
          <table:table-cell office:value-type="float" office:value="24307583790960" calcext:value-type="float">
            <text:p>24307583790960</text:p>
          </table:table-cell>
          <table:table-cell office:value-type="float" office:value="138" calcext:value-type="float">
            <text:p>138</text:p>
          </table:table-cell>
          <table:table-cell office:value-type="float" office:value="56149" calcext:value-type="float">
            <text:p>56149</text:p>
          </table:table-cell>
        </table:table-row>
        <table:table-row table:style-name="ro1">
          <table:table-cell office:value-type="float" office:value="24307656228194" calcext:value-type="float">
            <text:p>24307656228194</text:p>
          </table:table-cell>
          <table:table-cell office:value-type="float" office:value="108" calcext:value-type="float">
            <text:p>108</text:p>
          </table:table-cell>
          <table:table-cell office:value-type="float" office:value="56046" calcext:value-type="float">
            <text:p>56046</text:p>
          </table:table-cell>
        </table:table-row>
        <table:table-row table:style-name="ro1">
          <table:table-cell office:value-type="float" office:value="24307728608844" calcext:value-type="float">
            <text:p>24307728608844</text:p>
          </table:table-cell>
          <table:table-cell office:value-type="float" office:value="110" calcext:value-type="float">
            <text:p>110</text:p>
          </table:table-cell>
          <table:table-cell office:value-type="float" office:value="55796" calcext:value-type="float">
            <text:p>55796</text:p>
          </table:table-cell>
        </table:table-row>
        <table:table-row table:style-name="ro1">
          <table:table-cell office:value-type="float" office:value="24307801142032" calcext:value-type="float">
            <text:p>24307801142032</text:p>
          </table:table-cell>
          <table:table-cell office:value-type="float" office:value="108" calcext:value-type="float">
            <text:p>108</text:p>
          </table:table-cell>
          <table:table-cell office:value-type="float" office:value="56330" calcext:value-type="float">
            <text:p>56330</text:p>
          </table:table-cell>
        </table:table-row>
        <table:table-row table:style-name="ro1">
          <table:table-cell office:value-type="float" office:value="24307873584280" calcext:value-type="float">
            <text:p>24307873584280</text:p>
          </table:table-cell>
          <table:table-cell office:value-type="float" office:value="110" calcext:value-type="float">
            <text:p>110</text:p>
          </table:table-cell>
          <table:table-cell office:value-type="float" office:value="55432" calcext:value-type="float">
            <text:p>55432</text:p>
          </table:table-cell>
        </table:table-row>
        <table:table-row table:style-name="ro1">
          <table:table-cell office:value-type="float" office:value="24307947919790" calcext:value-type="float">
            <text:p>24307947919790</text:p>
          </table:table-cell>
          <table:table-cell office:value-type="float" office:value="110" calcext:value-type="float">
            <text:p>110</text:p>
          </table:table-cell>
          <table:table-cell office:value-type="float" office:value="57399" calcext:value-type="float">
            <text:p>57399</text:p>
          </table:table-cell>
        </table:table-row>
        <table:table-row table:style-name="ro1">
          <table:table-cell office:value-type="float" office:value="24308020161322" calcext:value-type="float">
            <text:p>24308020161322</text:p>
          </table:table-cell>
          <table:table-cell office:value-type="float" office:value="108" calcext:value-type="float">
            <text:p>108</text:p>
          </table:table-cell>
          <table:table-cell office:value-type="float" office:value="56247" calcext:value-type="float">
            <text:p>56247</text:p>
          </table:table-cell>
        </table:table-row>
        <table:table-row table:style-name="ro1">
          <table:table-cell office:value-type="float" office:value="24308092591588" calcext:value-type="float">
            <text:p>24308092591588</text:p>
          </table:table-cell>
          <table:table-cell office:value-type="float" office:value="108" calcext:value-type="float">
            <text:p>108</text:p>
          </table:table-cell>
          <table:table-cell office:value-type="float" office:value="56065" calcext:value-type="float">
            <text:p>56065</text:p>
          </table:table-cell>
        </table:table-row>
        <table:table-row table:style-name="ro1">
          <table:table-cell office:value-type="float" office:value="24308165045606" calcext:value-type="float">
            <text:p>24308165045606</text:p>
          </table:table-cell>
          <table:table-cell office:value-type="float" office:value="138" calcext:value-type="float">
            <text:p>138</text:p>
          </table:table-cell>
          <table:table-cell office:value-type="float" office:value="56118" calcext:value-type="float">
            <text:p>56118</text:p>
          </table:table-cell>
        </table:table-row>
        <table:table-row table:style-name="ro1">
          <table:table-cell office:value-type="float" office:value="24308237786120" calcext:value-type="float">
            <text:p>24308237786120</text:p>
          </table:table-cell>
          <table:table-cell office:value-type="float" office:value="108" calcext:value-type="float">
            <text:p>108</text:p>
          </table:table-cell>
          <table:table-cell office:value-type="float" office:value="55383" calcext:value-type="float">
            <text:p>55383</text:p>
          </table:table-cell>
        </table:table-row>
        <table:table-row table:style-name="ro1">
          <table:table-cell office:value-type="float" office:value="24308310039024" calcext:value-type="float">
            <text:p>24308310039024</text:p>
          </table:table-cell>
          <table:table-cell office:value-type="float" office:value="138" calcext:value-type="float">
            <text:p>138</text:p>
          </table:table-cell>
          <table:table-cell office:value-type="float" office:value="56108" calcext:value-type="float">
            <text:p>56108</text:p>
          </table:table-cell>
        </table:table-row>
        <table:table-row table:style-name="ro1">
          <table:table-cell office:value-type="float" office:value="24308382463940" calcext:value-type="float">
            <text:p>24308382463940</text:p>
          </table:table-cell>
          <table:table-cell office:value-type="float" office:value="138" calcext:value-type="float">
            <text:p>138</text:p>
          </table:table-cell>
          <table:table-cell office:value-type="float" office:value="55512" calcext:value-type="float">
            <text:p>55512</text:p>
          </table:table-cell>
        </table:table-row>
        <table:table-row table:style-name="ro1">
          <table:table-cell office:value-type="float" office:value="24308454821574" calcext:value-type="float">
            <text:p>24308454821574</text:p>
          </table:table-cell>
          <table:table-cell office:value-type="float" office:value="108" calcext:value-type="float">
            <text:p>108</text:p>
          </table:table-cell>
          <table:table-cell office:value-type="float" office:value="55578" calcext:value-type="float">
            <text:p>55578</text:p>
          </table:table-cell>
        </table:table-row>
        <table:table-row table:style-name="ro1">
          <table:table-cell office:value-type="float" office:value="24308527262496" calcext:value-type="float">
            <text:p>24308527262496</text:p>
          </table:table-cell>
          <table:table-cell office:value-type="float" office:value="128" calcext:value-type="float">
            <text:p>128</text:p>
          </table:table-cell>
          <table:table-cell office:value-type="float" office:value="55810" calcext:value-type="float">
            <text:p>55810</text:p>
          </table:table-cell>
        </table:table-row>
        <table:table-row table:style-name="ro1">
          <table:table-cell office:value-type="float" office:value="24308599557424" calcext:value-type="float">
            <text:p>24308599557424</text:p>
          </table:table-cell>
          <table:table-cell office:value-type="float" office:value="108" calcext:value-type="float">
            <text:p>108</text:p>
          </table:table-cell>
          <table:table-cell office:value-type="float" office:value="55783" calcext:value-type="float">
            <text:p>55783</text:p>
          </table:table-cell>
        </table:table-row>
        <table:table-row table:style-name="ro1">
          <table:table-cell office:value-type="float" office:value="24308671758572" calcext:value-type="float">
            <text:p>24308671758572</text:p>
          </table:table-cell>
          <table:table-cell office:value-type="float" office:value="138" calcext:value-type="float">
            <text:p>138</text:p>
          </table:table-cell>
          <table:table-cell office:value-type="float" office:value="55875" calcext:value-type="float">
            <text:p>55875</text:p>
          </table:table-cell>
        </table:table-row>
        <table:table-row table:style-name="ro1">
          <table:table-cell office:value-type="float" office:value="24308744197964" calcext:value-type="float">
            <text:p>24308744197964</text:p>
          </table:table-cell>
          <table:table-cell office:value-type="float" office:value="140" calcext:value-type="float">
            <text:p>140</text:p>
          </table:table-cell>
          <table:table-cell office:value-type="float" office:value="56058" calcext:value-type="float">
            <text:p>56058</text:p>
          </table:table-cell>
        </table:table-row>
        <table:table-row table:style-name="ro1">
          <table:table-cell office:value-type="float" office:value="24308816810190" calcext:value-type="float">
            <text:p>24308816810190</text:p>
          </table:table-cell>
          <table:table-cell office:value-type="float" office:value="110" calcext:value-type="float">
            <text:p>110</text:p>
          </table:table-cell>
          <table:table-cell office:value-type="float" office:value="56013" calcext:value-type="float">
            <text:p>56013</text:p>
          </table:table-cell>
        </table:table-row>
        <table:table-row table:style-name="ro1">
          <table:table-cell office:value-type="float" office:value="24308889153972" calcext:value-type="float">
            <text:p>24308889153972</text:p>
          </table:table-cell>
          <table:table-cell office:value-type="float" office:value="110" calcext:value-type="float">
            <text:p>110</text:p>
          </table:table-cell>
          <table:table-cell office:value-type="float" office:value="55014" calcext:value-type="float">
            <text:p>55014</text:p>
          </table:table-cell>
        </table:table-row>
        <table:table-row table:style-name="ro1">
          <table:table-cell office:value-type="float" office:value="24308961592548" calcext:value-type="float">
            <text:p>24308961592548</text:p>
          </table:table-cell>
          <table:table-cell office:value-type="float" office:value="108" calcext:value-type="float">
            <text:p>108</text:p>
          </table:table-cell>
          <table:table-cell office:value-type="float" office:value="55750" calcext:value-type="float">
            <text:p>55750</text:p>
          </table:table-cell>
        </table:table-row>
        <table:table-row table:style-name="ro1">
          <table:table-cell office:value-type="float" office:value="24309034002158" calcext:value-type="float">
            <text:p>24309034002158</text:p>
          </table:table-cell>
          <table:table-cell office:value-type="float" office:value="110" calcext:value-type="float">
            <text:p>110</text:p>
          </table:table-cell>
          <table:table-cell office:value-type="float" office:value="55898" calcext:value-type="float">
            <text:p>55898</text:p>
          </table:table-cell>
        </table:table-row>
        <table:table-row table:style-name="ro1">
          <table:table-cell office:value-type="float" office:value="24309106402948" calcext:value-type="float">
            <text:p>24309106402948</text:p>
          </table:table-cell>
          <table:table-cell office:value-type="float" office:value="110" calcext:value-type="float">
            <text:p>110</text:p>
          </table:table-cell>
          <table:table-cell office:value-type="float" office:value="55642" calcext:value-type="float">
            <text:p>55642</text:p>
          </table:table-cell>
        </table:table-row>
        <table:table-row table:style-name="ro1">
          <table:table-cell office:value-type="float" office:value="24309178857526" calcext:value-type="float">
            <text:p>24309178857526</text:p>
          </table:table-cell>
          <table:table-cell office:value-type="float" office:value="108" calcext:value-type="float">
            <text:p>108</text:p>
          </table:table-cell>
          <table:table-cell office:value-type="float" office:value="55725" calcext:value-type="float">
            <text:p>55725</text:p>
          </table:table-cell>
        </table:table-row>
        <table:table-row table:style-name="ro1">
          <table:table-cell office:value-type="float" office:value="24309251343392" calcext:value-type="float">
            <text:p>24309251343392</text:p>
          </table:table-cell>
          <table:table-cell office:value-type="float" office:value="108" calcext:value-type="float">
            <text:p>108</text:p>
          </table:table-cell>
          <table:table-cell office:value-type="float" office:value="56155" calcext:value-type="float">
            <text:p>56155</text:p>
          </table:table-cell>
        </table:table-row>
        <table:table-row table:style-name="ro1">
          <table:table-cell office:value-type="float" office:value="24309323603376" calcext:value-type="float">
            <text:p>24309323603376</text:p>
          </table:table-cell>
          <table:table-cell office:value-type="float" office:value="140" calcext:value-type="float">
            <text:p>140</text:p>
          </table:table-cell>
          <table:table-cell office:value-type="float" office:value="55107" calcext:value-type="float">
            <text:p>55107</text:p>
          </table:table-cell>
        </table:table-row>
        <table:table-row table:style-name="ro1">
          <table:table-cell office:value-type="float" office:value="24309395972728" calcext:value-type="float">
            <text:p>24309395972728</text:p>
          </table:table-cell>
          <table:table-cell office:value-type="float" office:value="110" calcext:value-type="float">
            <text:p>110</text:p>
          </table:table-cell>
          <table:table-cell office:value-type="float" office:value="55837" calcext:value-type="float">
            <text:p>55837</text:p>
          </table:table-cell>
        </table:table-row>
        <table:table-row table:style-name="ro1">
          <table:table-cell office:value-type="float" office:value="24309468284948" calcext:value-type="float">
            <text:p>24309468284948</text:p>
          </table:table-cell>
          <table:table-cell office:value-type="float" office:value="110" calcext:value-type="float">
            <text:p>110</text:p>
          </table:table-cell>
          <table:table-cell office:value-type="float" office:value="55848" calcext:value-type="float">
            <text:p>55848</text:p>
          </table:table-cell>
        </table:table-row>
        <table:table-row table:style-name="ro1">
          <table:table-cell office:value-type="float" office:value="24309540764199" calcext:value-type="float">
            <text:p>24309540764199</text:p>
          </table:table-cell>
          <table:table-cell office:value-type="float" office:value="117" calcext:value-type="float">
            <text:p>117</text:p>
          </table:table-cell>
          <table:table-cell office:value-type="float" office:value="55804" calcext:value-type="float">
            <text:p>55804</text:p>
          </table:table-cell>
        </table:table-row>
        <table:table-row table:style-name="ro1">
          <table:table-cell office:value-type="float" office:value="24309540793809" calcext:value-type="float">
            <text:p>24309540793809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09613498524" calcext:value-type="float">
            <text:p>24309613498524</text:p>
          </table:table-cell>
          <table:table-cell office:value-type="float" office:value="117" calcext:value-type="float">
            <text:p>117</text:p>
          </table:table-cell>
          <table:table-cell office:value-type="float" office:value="55823" calcext:value-type="float">
            <text:p>55823</text:p>
          </table:table-cell>
        </table:table-row>
        <table:table-row table:style-name="ro1">
          <table:table-cell office:value-type="float" office:value="24309686237556" calcext:value-type="float">
            <text:p>24309686237556</text:p>
          </table:table-cell>
          <table:table-cell office:value-type="float" office:value="120" calcext:value-type="float">
            <text:p>120</text:p>
          </table:table-cell>
          <table:table-cell office:value-type="float" office:value="55992" calcext:value-type="float">
            <text:p>55992</text:p>
          </table:table-cell>
        </table:table-row>
        <table:table-row table:style-name="ro1">
          <table:table-cell office:value-type="float" office:value="24309758431528" calcext:value-type="float">
            <text:p>24309758431528</text:p>
          </table:table-cell>
          <table:table-cell office:value-type="float" office:value="138" calcext:value-type="float">
            <text:p>138</text:p>
          </table:table-cell>
          <table:table-cell office:value-type="float" office:value="55456" calcext:value-type="float">
            <text:p>55456</text:p>
          </table:table-cell>
        </table:table-row>
        <table:table-row table:style-name="ro1">
          <table:table-cell office:value-type="float" office:value="24309830675032" calcext:value-type="float">
            <text:p>24309830675032</text:p>
          </table:table-cell>
          <table:table-cell office:value-type="float" office:value="110" calcext:value-type="float">
            <text:p>110</text:p>
          </table:table-cell>
          <table:table-cell office:value-type="float" office:value="55601" calcext:value-type="float">
            <text:p>55601</text:p>
          </table:table-cell>
        </table:table-row>
        <table:table-row table:style-name="ro1">
          <table:table-cell office:value-type="float" office:value="24309830698102" calcext:value-type="float">
            <text:p>2430983069810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09903554469" calcext:value-type="float">
            <text:p>24309903554469</text:p>
          </table:table-cell>
          <table:table-cell office:value-type="float" office:value="120" calcext:value-type="float">
            <text:p>120</text:p>
          </table:table-cell>
          <table:table-cell office:value-type="float" office:value="56307" calcext:value-type="float">
            <text:p>56307</text:p>
          </table:table-cell>
        </table:table-row>
        <table:table-row table:style-name="ro1">
          <table:table-cell office:value-type="float" office:value="24309976461714" calcext:value-type="float">
            <text:p>24309976461714</text:p>
          </table:table-cell>
          <table:table-cell office:value-type="float" office:value="117" calcext:value-type="float">
            <text:p>117</text:p>
          </table:table-cell>
          <table:table-cell office:value-type="float" office:value="56076" calcext:value-type="float">
            <text:p>56076</text:p>
          </table:table-cell>
        </table:table-row>
        <table:table-row table:style-name="ro1">
          <table:table-cell office:value-type="float" office:value="24310048819960" calcext:value-type="float">
            <text:p>24310048819960</text:p>
          </table:table-cell>
          <table:table-cell office:value-type="float" office:value="108" calcext:value-type="float">
            <text:p>108</text:p>
          </table:table-cell>
          <table:table-cell office:value-type="float" office:value="55394" calcext:value-type="float">
            <text:p>55394</text:p>
          </table:table-cell>
        </table:table-row>
        <table:table-row table:style-name="ro1">
          <table:table-cell office:value-type="float" office:value="24310121058436" calcext:value-type="float">
            <text:p>24310121058436</text:p>
          </table:table-cell>
          <table:table-cell office:value-type="float" office:value="140" calcext:value-type="float">
            <text:p>140</text:p>
          </table:table-cell>
          <table:table-cell office:value-type="float" office:value="54926" calcext:value-type="float">
            <text:p>54926</text:p>
          </table:table-cell>
        </table:table-row>
        <table:table-row table:style-name="ro1">
          <table:table-cell office:value-type="float" office:value="24310193433132" calcext:value-type="float">
            <text:p>24310193433132</text:p>
          </table:table-cell>
          <table:table-cell office:value-type="float" office:value="110" calcext:value-type="float">
            <text:p>110</text:p>
          </table:table-cell>
          <table:table-cell office:value-type="float" office:value="56145" calcext:value-type="float">
            <text:p>56145</text:p>
          </table:table-cell>
        </table:table-row>
        <table:table-row table:style-name="ro1">
          <table:table-cell office:value-type="float" office:value="24310265804776" calcext:value-type="float">
            <text:p>24310265804776</text:p>
          </table:table-cell>
          <table:table-cell office:value-type="float" office:value="110" calcext:value-type="float">
            <text:p>110</text:p>
          </table:table-cell>
          <table:table-cell office:value-type="float" office:value="55663" calcext:value-type="float">
            <text:p>55663</text:p>
          </table:table-cell>
        </table:table-row>
        <table:table-row table:style-name="ro1">
          <table:table-cell office:value-type="float" office:value="24310338072574" calcext:value-type="float">
            <text:p>24310338072574</text:p>
          </table:table-cell>
          <table:table-cell office:value-type="float" office:value="108" calcext:value-type="float">
            <text:p>108</text:p>
          </table:table-cell>
          <table:table-cell office:value-type="float" office:value="55820" calcext:value-type="float">
            <text:p>55820</text:p>
          </table:table-cell>
        </table:table-row>
        <table:table-row table:style-name="ro1">
          <table:table-cell office:value-type="float" office:value="24310410452752" calcext:value-type="float">
            <text:p>24310410452752</text:p>
          </table:table-cell>
          <table:table-cell office:value-type="float" office:value="110" calcext:value-type="float">
            <text:p>110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 office:value-type="float" office:value="24310482777806" calcext:value-type="float">
            <text:p>24310482777806</text:p>
          </table:table-cell>
          <table:table-cell office:value-type="float" office:value="108" calcext:value-type="float">
            <text:p>108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 office:value-type="float" office:value="24310555582684" calcext:value-type="float">
            <text:p>24310555582684</text:p>
          </table:table-cell>
          <table:table-cell office:value-type="float" office:value="108" calcext:value-type="float">
            <text:p>108</text:p>
          </table:table-cell>
          <table:table-cell office:value-type="float" office:value="56087" calcext:value-type="float">
            <text:p>56087</text:p>
          </table:table-cell>
        </table:table-row>
        <table:table-row table:style-name="ro1">
          <table:table-cell office:value-type="float" office:value="24310627863534" calcext:value-type="float">
            <text:p>24310627863534</text:p>
          </table:table-cell>
          <table:table-cell office:value-type="float" office:value="110" calcext:value-type="float">
            <text:p>110</text:p>
          </table:table-cell>
          <table:table-cell office:value-type="float" office:value="55847" calcext:value-type="float">
            <text:p>55847</text:p>
          </table:table-cell>
        </table:table-row>
        <table:table-row table:style-name="ro1">
          <table:table-cell office:value-type="float" office:value="24310700139586" calcext:value-type="float">
            <text:p>24310700139586</text:p>
          </table:table-cell>
          <table:table-cell office:value-type="float" office:value="108" calcext:value-type="float">
            <text:p>108</text:p>
          </table:table-cell>
          <table:table-cell office:value-type="float" office:value="56135" calcext:value-type="float">
            <text:p>56135</text:p>
          </table:table-cell>
        </table:table-row>
        <table:table-row table:style-name="ro1">
          <table:table-cell office:value-type="float" office:value="24310772295586" calcext:value-type="float">
            <text:p>24310772295586</text:p>
          </table:table-cell>
          <table:table-cell office:value-type="float" office:value="108" calcext:value-type="float">
            <text:p>108</text:p>
          </table:table-cell>
          <table:table-cell office:value-type="float" office:value="55695" calcext:value-type="float">
            <text:p>55695</text:p>
          </table:table-cell>
        </table:table-row>
        <table:table-row table:style-name="ro1">
          <table:table-cell office:value-type="float" office:value="24310844368922" calcext:value-type="float">
            <text:p>24310844368922</text:p>
          </table:table-cell>
          <table:table-cell office:value-type="float" office:value="108" calcext:value-type="float">
            <text:p>108</text:p>
          </table:table-cell>
          <table:table-cell office:value-type="float" office:value="55307" calcext:value-type="float">
            <text:p>55307</text:p>
          </table:table-cell>
        </table:table-row>
        <table:table-row table:style-name="ro1">
          <table:table-cell office:value-type="float" office:value="24310916574640" calcext:value-type="float">
            <text:p>24310916574640</text:p>
          </table:table-cell>
          <table:table-cell office:value-type="float" office:value="108" calcext:value-type="float">
            <text:p>108</text:p>
          </table:table-cell>
          <table:table-cell office:value-type="float" office:value="55361" calcext:value-type="float">
            <text:p>55361</text:p>
          </table:table-cell>
        </table:table-row>
        <table:table-row table:style-name="ro1">
          <table:table-cell office:value-type="float" office:value="24310988874284" calcext:value-type="float">
            <text:p>24310988874284</text:p>
          </table:table-cell>
          <table:table-cell office:value-type="float" office:value="138" calcext:value-type="float">
            <text:p>138</text:p>
          </table:table-cell>
          <table:table-cell office:value-type="float" office:value="55479" calcext:value-type="float">
            <text:p>55479</text:p>
          </table:table-cell>
        </table:table-row>
        <table:table-row table:style-name="ro1">
          <table:table-cell office:value-type="float" office:value="24311061217562" calcext:value-type="float">
            <text:p>24311061217562</text:p>
          </table:table-cell>
          <table:table-cell office:value-type="float" office:value="108" calcext:value-type="float">
            <text:p>108</text:p>
          </table:table-cell>
          <table:table-cell office:value-type="float" office:value="55091" calcext:value-type="float">
            <text:p>55091</text:p>
          </table:table-cell>
        </table:table-row>
        <table:table-row table:style-name="ro1">
          <table:table-cell office:value-type="float" office:value="24311133440972" calcext:value-type="float">
            <text:p>24311133440972</text:p>
          </table:table-cell>
          <table:table-cell office:value-type="float" office:value="138" calcext:value-type="float">
            <text:p>138</text:p>
          </table:table-cell>
          <table:table-cell office:value-type="float" office:value="54575" calcext:value-type="float">
            <text:p>54575</text:p>
          </table:table-cell>
        </table:table-row>
        <table:table-row table:style-name="ro1">
          <table:table-cell office:value-type="float" office:value="24311205724978" calcext:value-type="float">
            <text:p>24311205724978</text:p>
          </table:table-cell>
          <table:table-cell office:value-type="float" office:value="110" calcext:value-type="float">
            <text:p>110</text:p>
          </table:table-cell>
          <table:table-cell office:value-type="float" office:value="55845" calcext:value-type="float">
            <text:p>55845</text:p>
          </table:table-cell>
        </table:table-row>
        <table:table-row table:style-name="ro1">
          <table:table-cell office:value-type="float" office:value="24311278049013" calcext:value-type="float">
            <text:p>24311278049013</text:p>
          </table:table-cell>
          <table:table-cell office:value-type="float" office:value="117" calcext:value-type="float">
            <text:p>117</text:p>
          </table:table-cell>
          <table:table-cell office:value-type="float" office:value="55312" calcext:value-type="float">
            <text:p>55312</text:p>
          </table:table-cell>
        </table:table-row>
        <table:table-row table:style-name="ro1">
          <table:table-cell office:value-type="float" office:value="24311350168058" calcext:value-type="float">
            <text:p>24311350168058</text:p>
          </table:table-cell>
          <table:table-cell office:value-type="float" office:value="110" calcext:value-type="float">
            <text:p>110</text:p>
          </table:table-cell>
          <table:table-cell office:value-type="float" office:value="55297" calcext:value-type="float">
            <text:p>55297</text:p>
          </table:table-cell>
        </table:table-row>
        <table:table-row table:style-name="ro1">
          <table:table-cell office:value-type="float" office:value="24311422329478" calcext:value-type="float">
            <text:p>24311422329478</text:p>
          </table:table-cell>
          <table:table-cell office:value-type="float" office:value="138" calcext:value-type="float">
            <text:p>138</text:p>
          </table:table-cell>
          <table:table-cell office:value-type="float" office:value="54998" calcext:value-type="float">
            <text:p>54998</text:p>
          </table:table-cell>
        </table:table-row>
        <table:table-row table:style-name="ro1">
          <table:table-cell office:value-type="float" office:value="24311494665992" calcext:value-type="float">
            <text:p>24311494665992</text:p>
          </table:table-cell>
          <table:table-cell office:value-type="float" office:value="108" calcext:value-type="float">
            <text:p>108</text:p>
          </table:table-cell>
          <table:table-cell office:value-type="float" office:value="53973" calcext:value-type="float">
            <text:p>53973</text:p>
          </table:table-cell>
        </table:table-row>
        <table:table-row table:style-name="ro1">
          <table:table-cell office:value-type="float" office:value="24311567086698" calcext:value-type="float">
            <text:p>24311567086698</text:p>
          </table:table-cell>
          <table:table-cell office:value-type="float" office:value="138" calcext:value-type="float">
            <text:p>138</text:p>
          </table:table-cell>
          <table:table-cell office:value-type="float" office:value="55203" calcext:value-type="float">
            <text:p>55203</text:p>
          </table:table-cell>
        </table:table-row>
        <table:table-row table:style-name="ro1">
          <table:table-cell office:value-type="float" office:value="24311640878342" calcext:value-type="float">
            <text:p>24311640878342</text:p>
          </table:table-cell>
          <table:table-cell office:value-type="float" office:value="138" calcext:value-type="float">
            <text:p>138</text:p>
          </table:table-cell>
          <table:table-cell office:value-type="float" office:value="55156" calcext:value-type="float">
            <text:p>55156</text:p>
          </table:table-cell>
        </table:table-row>
        <table:table-row table:style-name="ro1">
          <table:table-cell office:value-type="float" office:value="24311715047700" calcext:value-type="float">
            <text:p>24311715047700</text:p>
          </table:table-cell>
          <table:table-cell office:value-type="float" office:value="110" calcext:value-type="float">
            <text:p>110</text:p>
          </table:table-cell>
          <table:table-cell office:value-type="float" office:value="56062" calcext:value-type="float">
            <text:p>56062</text:p>
          </table:table-cell>
        </table:table-row>
        <table:table-row table:style-name="ro1">
          <table:table-cell office:value-type="float" office:value="24311789349135" calcext:value-type="float">
            <text:p>24311789349135</text:p>
          </table:table-cell>
          <table:table-cell office:value-type="float" office:value="117" calcext:value-type="float">
            <text:p>117</text:p>
          </table:table-cell>
          <table:table-cell office:value-type="float" office:value="56085" calcext:value-type="float">
            <text:p>56085</text:p>
          </table:table-cell>
        </table:table-row>
        <table:table-row table:style-name="ro1">
          <table:table-cell office:value-type="float" office:value="24311863559606" calcext:value-type="float">
            <text:p>24311863559606</text:p>
          </table:table-cell>
          <table:table-cell office:value-type="float" office:value="110" calcext:value-type="float">
            <text:p>110</text:p>
          </table:table-cell>
          <table:table-cell office:value-type="float" office:value="56608" calcext:value-type="float">
            <text:p>56608</text:p>
          </table:table-cell>
        </table:table-row>
        <table:table-row table:style-name="ro1">
          <table:table-cell office:value-type="float" office:value="24311937892432" calcext:value-type="float">
            <text:p>24311937892432</text:p>
          </table:table-cell>
          <table:table-cell office:value-type="float" office:value="110" calcext:value-type="float">
            <text:p>110</text:p>
          </table:table-cell>
          <table:table-cell office:value-type="float" office:value="56724" calcext:value-type="float">
            <text:p>56724</text:p>
          </table:table-cell>
        </table:table-row>
        <table:table-row table:style-name="ro1">
          <table:table-cell office:value-type="float" office:value="24312011940466" calcext:value-type="float">
            <text:p>24312011940466</text:p>
          </table:table-cell>
          <table:table-cell office:value-type="float" office:value="108" calcext:value-type="float">
            <text:p>108</text:p>
          </table:table-cell>
          <table:table-cell office:value-type="float" office:value="56319" calcext:value-type="float">
            <text:p>56319</text:p>
          </table:table-cell>
        </table:table-row>
        <table:table-row table:style-name="ro1">
          <table:table-cell office:value-type="float" office:value="24312086178272" calcext:value-type="float">
            <text:p>24312086178272</text:p>
          </table:table-cell>
          <table:table-cell office:value-type="float" office:value="110" calcext:value-type="float">
            <text:p>110</text:p>
          </table:table-cell>
          <table:table-cell office:value-type="float" office:value="55847" calcext:value-type="float">
            <text:p>55847</text:p>
          </table:table-cell>
        </table:table-row>
        <table:table-row table:style-name="ro1">
          <table:table-cell office:value-type="float" office:value="24312159005800" calcext:value-type="float">
            <text:p>24312159005800</text:p>
          </table:table-cell>
          <table:table-cell office:value-type="float" office:value="140" calcext:value-type="float">
            <text:p>140</text:p>
          </table:table-cell>
          <table:table-cell office:value-type="float" office:value="54957" calcext:value-type="float">
            <text:p>54957</text:p>
          </table:table-cell>
        </table:table-row>
        <table:table-row table:style-name="ro1">
          <table:table-cell office:value-type="float" office:value="24312231573596" calcext:value-type="float">
            <text:p>24312231573596</text:p>
          </table:table-cell>
          <table:table-cell office:value-type="float" office:value="108" calcext:value-type="float">
            <text:p>108</text:p>
          </table:table-cell>
          <table:table-cell office:value-type="float" office:value="56266" calcext:value-type="float">
            <text:p>56266</text:p>
          </table:table-cell>
        </table:table-row>
        <table:table-row table:style-name="ro1">
          <table:table-cell office:value-type="float" office:value="24312304265608" calcext:value-type="float">
            <text:p>24312304265608</text:p>
          </table:table-cell>
          <table:table-cell office:value-type="float" office:value="140" calcext:value-type="float">
            <text:p>140</text:p>
          </table:table-cell>
          <table:table-cell office:value-type="float" office:value="55300" calcext:value-type="float">
            <text:p>55300</text:p>
          </table:table-cell>
        </table:table-row>
        <table:table-row table:style-name="ro1">
          <table:table-cell office:value-type="float" office:value="24312378507588" calcext:value-type="float">
            <text:p>24312378507588</text:p>
          </table:table-cell>
          <table:table-cell office:value-type="float" office:value="140" calcext:value-type="float">
            <text:p>140</text:p>
          </table:table-cell>
          <table:table-cell office:value-type="float" office:value="56823" calcext:value-type="float">
            <text:p>56823</text:p>
          </table:table-cell>
        </table:table-row>
        <table:table-row table:style-name="ro1">
          <table:table-cell office:value-type="float" office:value="24312450814778" calcext:value-type="float">
            <text:p>24312450814778</text:p>
          </table:table-cell>
          <table:table-cell office:value-type="float" office:value="108" calcext:value-type="float">
            <text:p>108</text:p>
          </table:table-cell>
          <table:table-cell office:value-type="float" office:value="55234" calcext:value-type="float">
            <text:p>55234</text:p>
          </table:table-cell>
        </table:table-row>
        <table:table-row table:style-name="ro1">
          <table:table-cell office:value-type="float" office:value="24312523539006" calcext:value-type="float">
            <text:p>24312523539006</text:p>
          </table:table-cell>
          <table:table-cell office:value-type="float" office:value="110" calcext:value-type="float">
            <text:p>110</text:p>
          </table:table-cell>
          <table:table-cell office:value-type="float" office:value="55371" calcext:value-type="float">
            <text:p>55371</text:p>
          </table:table-cell>
        </table:table-row>
        <table:table-row table:style-name="ro1">
          <table:table-cell office:value-type="float" office:value="24312595838398" calcext:value-type="float">
            <text:p>24312595838398</text:p>
          </table:table-cell>
          <table:table-cell office:value-type="float" office:value="108" calcext:value-type="float">
            <text:p>108</text:p>
          </table:table-cell>
          <table:table-cell office:value-type="float" office:value="55276" calcext:value-type="float">
            <text:p>55276</text:p>
          </table:table-cell>
        </table:table-row>
        <table:table-row table:style-name="ro1">
          <table:table-cell office:value-type="float" office:value="24312668030140" calcext:value-type="float">
            <text:p>24312668030140</text:p>
          </table:table-cell>
          <table:table-cell office:value-type="float" office:value="108" calcext:value-type="float">
            <text:p>108</text:p>
          </table:table-cell>
          <table:table-cell office:value-type="float" office:value="55627" calcext:value-type="float">
            <text:p>55627</text:p>
          </table:table-cell>
        </table:table-row>
        <table:table-row table:style-name="ro1">
          <table:table-cell office:value-type="float" office:value="24312740277334" calcext:value-type="float">
            <text:p>24312740277334</text:p>
          </table:table-cell>
          <table:table-cell office:value-type="float" office:value="110" calcext:value-type="float">
            <text:p>110</text:p>
          </table:table-cell>
          <table:table-cell office:value-type="float" office:value="55765" calcext:value-type="float">
            <text:p>55765</text:p>
          </table:table-cell>
        </table:table-row>
        <table:table-row table:style-name="ro1">
          <table:table-cell office:value-type="float" office:value="24312812589590" calcext:value-type="float">
            <text:p>24312812589590</text:p>
          </table:table-cell>
          <table:table-cell office:value-type="float" office:value="108" calcext:value-type="float">
            <text:p>108</text:p>
          </table:table-cell>
          <table:table-cell office:value-type="float" office:value="55113" calcext:value-type="float">
            <text:p>55113</text:p>
          </table:table-cell>
        </table:table-row>
        <table:table-row table:style-name="ro1">
          <table:table-cell office:value-type="float" office:value="24312884954714" calcext:value-type="float">
            <text:p>24312884954714</text:p>
          </table:table-cell>
          <table:table-cell office:value-type="float" office:value="108" calcext:value-type="float">
            <text:p>108</text:p>
          </table:table-cell>
          <table:table-cell office:value-type="float" office:value="55635" calcext:value-type="float">
            <text:p>55635</text:p>
          </table:table-cell>
        </table:table-row>
        <table:table-row table:style-name="ro1">
          <table:table-cell office:value-type="float" office:value="24312957311314" calcext:value-type="float">
            <text:p>24312957311314</text:p>
          </table:table-cell>
          <table:table-cell office:value-type="float" office:value="108" calcext:value-type="float">
            <text:p>108</text:p>
          </table:table-cell>
          <table:table-cell office:value-type="float" office:value="56125" calcext:value-type="float">
            <text:p>56125</text:p>
          </table:table-cell>
        </table:table-row>
        <table:table-row table:style-name="ro1">
          <table:table-cell office:value-type="float" office:value="24313030701544" calcext:value-type="float">
            <text:p>24313030701544</text:p>
          </table:table-cell>
          <table:table-cell office:value-type="float" office:value="108" calcext:value-type="float">
            <text:p>108</text:p>
          </table:table-cell>
          <table:table-cell office:value-type="float" office:value="55381" calcext:value-type="float">
            <text:p>55381</text:p>
          </table:table-cell>
        </table:table-row>
        <table:table-row table:style-name="ro1">
          <table:table-cell office:value-type="float" office:value="24313103822524" calcext:value-type="float">
            <text:p>24313103822524</text:p>
          </table:table-cell>
          <table:table-cell office:value-type="float" office:value="110" calcext:value-type="float">
            <text:p>110</text:p>
          </table:table-cell>
          <table:table-cell office:value-type="float" office:value="55575" calcext:value-type="float">
            <text:p>55575</text:p>
          </table:table-cell>
        </table:table-row>
        <table:table-row table:style-name="ro1">
          <table:table-cell office:value-type="float" office:value="24313177049850" calcext:value-type="float">
            <text:p>24313177049850</text:p>
          </table:table-cell>
          <table:table-cell office:value-type="float" office:value="110" calcext:value-type="float">
            <text:p>110</text:p>
          </table:table-cell>
          <table:table-cell office:value-type="float" office:value="55922" calcext:value-type="float">
            <text:p>55922</text:p>
          </table:table-cell>
        </table:table-row>
        <table:table-row table:style-name="ro1">
          <table:table-cell office:value-type="float" office:value="24313249480236" calcext:value-type="float">
            <text:p>24313249480236</text:p>
          </table:table-cell>
          <table:table-cell office:value-type="float" office:value="108" calcext:value-type="float">
            <text:p>108</text:p>
          </table:table-cell>
          <table:table-cell office:value-type="float" office:value="55475" calcext:value-type="float">
            <text:p>55475</text:p>
          </table:table-cell>
        </table:table-row>
        <table:table-row table:style-name="ro1">
          <table:table-cell office:value-type="float" office:value="24313322446220" calcext:value-type="float">
            <text:p>24313322446220</text:p>
          </table:table-cell>
          <table:table-cell office:value-type="float" office:value="140" calcext:value-type="float">
            <text:p>140</text:p>
          </table:table-cell>
          <table:table-cell office:value-type="float" office:value="55895" calcext:value-type="float">
            <text:p>55895</text:p>
          </table:table-cell>
        </table:table-row>
        <table:table-row table:style-name="ro1">
          <table:table-cell office:value-type="float" office:value="24313395793503" calcext:value-type="float">
            <text:p>24313395793503</text:p>
          </table:table-cell>
          <table:table-cell office:value-type="float" office:value="120" calcext:value-type="float">
            <text:p>120</text:p>
          </table:table-cell>
          <table:table-cell office:value-type="float" office:value="55593" calcext:value-type="float">
            <text:p>55593</text:p>
          </table:table-cell>
        </table:table-row>
        <table:table-row table:style-name="ro1">
          <table:table-cell office:value-type="float" office:value="24313469143050" calcext:value-type="float">
            <text:p>24313469143050</text:p>
          </table:table-cell>
          <table:table-cell office:value-type="float" office:value="120" calcext:value-type="float">
            <text:p>120</text:p>
          </table:table-cell>
          <table:table-cell office:value-type="float" office:value="55697" calcext:value-type="float">
            <text:p>55697</text:p>
          </table:table-cell>
        </table:table-row>
        <table:table-row table:style-name="ro1">
          <table:table-cell office:value-type="float" office:value="24313541635536" calcext:value-type="float">
            <text:p>24313541635536</text:p>
          </table:table-cell>
          <table:table-cell office:value-type="float" office:value="138" calcext:value-type="float">
            <text:p>138</text:p>
          </table:table-cell>
          <table:table-cell office:value-type="float" office:value="55159" calcext:value-type="float">
            <text:p>55159</text:p>
          </table:table-cell>
        </table:table-row>
        <table:table-row table:style-name="ro1">
          <table:table-cell office:value-type="float" office:value="24313614263834" calcext:value-type="float">
            <text:p>24313614263834</text:p>
          </table:table-cell>
          <table:table-cell office:value-type="float" office:value="110" calcext:value-type="float">
            <text:p>110</text:p>
          </table:table-cell>
          <table:table-cell office:value-type="float" office:value="55530" calcext:value-type="float">
            <text:p>55530</text:p>
          </table:table-cell>
        </table:table-row>
        <table:table-row table:style-name="ro1">
          <table:table-cell office:value-type="float" office:value="24313687390258" calcext:value-type="float">
            <text:p>24313687390258</text:p>
          </table:table-cell>
          <table:table-cell office:value-type="float" office:value="110" calcext:value-type="float">
            <text:p>110</text:p>
          </table:table-cell>
          <table:table-cell office:value-type="float" office:value="55591" calcext:value-type="float">
            <text:p>55591</text:p>
          </table:table-cell>
        </table:table-row>
        <table:table-row table:style-name="ro1">
          <table:table-cell office:value-type="float" office:value="24313760011728" calcext:value-type="float">
            <text:p>24313760011728</text:p>
          </table:table-cell>
          <table:table-cell office:value-type="float" office:value="138" calcext:value-type="float">
            <text:p>138</text:p>
          </table:table-cell>
          <table:table-cell office:value-type="float" office:value="55803" calcext:value-type="float">
            <text:p>55803</text:p>
          </table:table-cell>
        </table:table-row>
        <table:table-row table:style-name="ro1">
          <table:table-cell office:value-type="float" office:value="24313833041962" calcext:value-type="float">
            <text:p>24313833041962</text:p>
          </table:table-cell>
          <table:table-cell office:value-type="float" office:value="110" calcext:value-type="float">
            <text:p>110</text:p>
          </table:table-cell>
          <table:table-cell office:value-type="float" office:value="55300" calcext:value-type="float">
            <text:p>55300</text:p>
          </table:table-cell>
        </table:table-row>
        <table:table-row table:style-name="ro1">
          <table:table-cell office:value-type="float" office:value="24313906270956" calcext:value-type="float">
            <text:p>24313906270956</text:p>
          </table:table-cell>
          <table:table-cell office:value-type="float" office:value="110" calcext:value-type="float">
            <text:p>110</text:p>
          </table:table-cell>
          <table:table-cell office:value-type="float" office:value="55177" calcext:value-type="float">
            <text:p>55177</text:p>
          </table:table-cell>
        </table:table-row>
        <table:table-row table:style-name="ro1">
          <table:table-cell office:value-type="float" office:value="24313978711488" calcext:value-type="float">
            <text:p>24313978711488</text:p>
          </table:table-cell>
          <table:table-cell office:value-type="float" office:value="110" calcext:value-type="float">
            <text:p>110</text:p>
          </table:table-cell>
          <table:table-cell office:value-type="float" office:value="54469" calcext:value-type="float">
            <text:p>54469</text:p>
          </table:table-cell>
        </table:table-row>
        <table:table-row table:style-name="ro1">
          <table:table-cell office:value-type="float" office:value="24314050976968" calcext:value-type="float">
            <text:p>24314050976968</text:p>
          </table:table-cell>
          <table:table-cell office:value-type="float" office:value="138" calcext:value-type="float">
            <text:p>138</text:p>
          </table:table-cell>
          <table:table-cell office:value-type="float" office:value="54959" calcext:value-type="float">
            <text:p>54959</text:p>
          </table:table-cell>
        </table:table-row>
        <table:table-row table:style-name="ro1">
          <table:table-cell office:value-type="float" office:value="24314123821730" calcext:value-type="float">
            <text:p>24314123821730</text:p>
          </table:table-cell>
          <table:table-cell office:value-type="float" office:value="182" calcext:value-type="float">
            <text:p>182</text:p>
          </table:table-cell>
          <table:table-cell office:value-type="float" office:value="56122" calcext:value-type="float">
            <text:p>56122</text:p>
          </table:table-cell>
        </table:table-row>
        <table:table-row table:style-name="ro1">
          <table:table-cell office:value-type="float" office:value="24314196011170" calcext:value-type="float">
            <text:p>24314196011170</text:p>
          </table:table-cell>
          <table:table-cell office:value-type="float" office:value="108" calcext:value-type="float">
            <text:p>108</text:p>
          </table:table-cell>
          <table:table-cell office:value-type="float" office:value="55756" calcext:value-type="float">
            <text:p>55756</text:p>
          </table:table-cell>
        </table:table-row>
        <table:table-row table:style-name="ro1">
          <table:table-cell office:value-type="float" office:value="24314268408950" calcext:value-type="float">
            <text:p>24314268408950</text:p>
          </table:table-cell>
          <table:table-cell office:value-type="float" office:value="110" calcext:value-type="float">
            <text:p>110</text:p>
          </table:table-cell>
          <table:table-cell office:value-type="float" office:value="55972" calcext:value-type="float">
            <text:p>55972</text:p>
          </table:table-cell>
        </table:table-row>
        <table:table-row table:style-name="ro1">
          <table:table-cell office:value-type="float" office:value="24314340800270" calcext:value-type="float">
            <text:p>24314340800270</text:p>
          </table:table-cell>
          <table:table-cell office:value-type="float" office:value="108" calcext:value-type="float">
            <text:p>108</text:p>
          </table:table-cell>
          <table:table-cell office:value-type="float" office:value="55627" calcext:value-type="float">
            <text:p>55627</text:p>
          </table:table-cell>
        </table:table-row>
        <table:table-row table:style-name="ro1">
          <table:table-cell office:value-type="float" office:value="24314413151732" calcext:value-type="float">
            <text:p>24314413151732</text:p>
          </table:table-cell>
          <table:table-cell office:value-type="float" office:value="108" calcext:value-type="float">
            <text:p>108</text:p>
          </table:table-cell>
          <table:table-cell office:value-type="float" office:value="54945" calcext:value-type="float">
            <text:p>54945</text:p>
          </table:table-cell>
        </table:table-row>
        <table:table-row table:style-name="ro1">
          <table:table-cell office:value-type="float" office:value="24314485553523" calcext:value-type="float">
            <text:p>24314485553523</text:p>
          </table:table-cell>
          <table:table-cell office:value-type="float" office:value="117" calcext:value-type="float">
            <text:p>117</text:p>
          </table:table-cell>
          <table:table-cell office:value-type="float" office:value="55374" calcext:value-type="float">
            <text:p>55374</text:p>
          </table:table-cell>
        </table:table-row>
        <table:table-row table:style-name="ro1">
          <table:table-cell office:value-type="float" office:value="24314489019666" calcext:value-type="float">
            <text:p>24314489019666</text:p>
          </table:table-cell>
          <table:table-cell office:value-type="float" office:value="120" calcext:value-type="float">
            <text:p>120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24314489685000" calcext:value-type="float">
            <text:p>24314489685000</text:p>
          </table:table-cell>
          <table:table-cell office:value-type="float" office:value="129" calcext:value-type="float">
            <text:p>12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4314490816408" calcext:value-type="float">
            <text:p>24314490816408</text:p>
          </table:table-cell>
          <table:table-cell office:value-type="float" office:value="117" calcext:value-type="float">
            <text:p>117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4314560369551" calcext:value-type="float">
            <text:p>24314560369551</text:p>
          </table:table-cell>
          <table:table-cell office:value-type="float" office:value="117" calcext:value-type="float">
            <text:p>117</text:p>
          </table:table-cell>
          <table:table-cell office:value-type="float" office:value="52193" calcext:value-type="float">
            <text:p>52193</text:p>
          </table:table-cell>
        </table:table-row>
        <table:table-row table:style-name="ro1">
          <table:table-cell office:value-type="float" office:value="24314633276670" calcext:value-type="float">
            <text:p>24314633276670</text:p>
          </table:table-cell>
          <table:table-cell office:value-type="float" office:value="144" calcext:value-type="float">
            <text:p>144</text:p>
          </table:table-cell>
          <table:table-cell office:value-type="float" office:value="56074" calcext:value-type="float">
            <text:p>56074</text:p>
          </table:table-cell>
        </table:table-row>
        <table:table-row table:style-name="ro1">
          <table:table-cell office:value-type="float" office:value="24314705628108" calcext:value-type="float">
            <text:p>24314705628108</text:p>
          </table:table-cell>
          <table:table-cell office:value-type="float" office:value="110" calcext:value-type="float">
            <text:p>110</text:p>
          </table:table-cell>
          <table:table-cell office:value-type="float" office:value="54553" calcext:value-type="float">
            <text:p>54553</text:p>
          </table:table-cell>
        </table:table-row>
        <table:table-row table:style-name="ro1">
          <table:table-cell office:value-type="float" office:value="24314716594581" calcext:value-type="float">
            <text:p>24314716594581</text:p>
          </table:table-cell>
          <table:table-cell office:value-type="float" office:value="123" calcext:value-type="float">
            <text:p>123</text:p>
          </table:table-cell>
          <table:table-cell office:value-type="float" office:value="7033" calcext:value-type="float">
            <text:p>7033</text:p>
          </table:table-cell>
        </table:table-row>
        <table:table-row table:style-name="ro1">
          <table:table-cell office:value-type="float" office:value="24314717101680" calcext:value-type="float">
            <text:p>24314717101680</text:p>
          </table:table-cell>
          <table:table-cell office:value-type="float" office:value="117" calcext:value-type="float">
            <text:p>11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4314717538864" calcext:value-type="float">
            <text:p>24314717538864</text:p>
          </table:table-cell>
          <table:table-cell office:value-type="float" office:value="117" calcext:value-type="float">
            <text:p>11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4314717986215" calcext:value-type="float">
            <text:p>24314717986215</text:p>
          </table:table-cell>
          <table:table-cell office:value-type="float" office:value="117" calcext:value-type="float">
            <text:p>11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4314778512673" calcext:value-type="float">
            <text:p>24314778512673</text:p>
          </table:table-cell>
          <table:table-cell office:value-type="float" office:value="117" calcext:value-type="float">
            <text:p>117</text:p>
          </table:table-cell>
          <table:table-cell office:value-type="float" office:value="44607" calcext:value-type="float">
            <text:p>44607</text:p>
          </table:table-cell>
        </table:table-row>
        <table:table-row table:style-name="ro1">
          <table:table-cell office:value-type="float" office:value="24314851603749" calcext:value-type="float">
            <text:p>24314851603749</text:p>
          </table:table-cell>
          <table:table-cell office:value-type="float" office:value="117" calcext:value-type="float">
            <text:p>117</text:p>
          </table:table-cell>
          <table:table-cell office:value-type="float" office:value="54932" calcext:value-type="float">
            <text:p>54932</text:p>
          </table:table-cell>
        </table:table-row>
        <table:table-row table:style-name="ro1">
          <table:table-cell office:value-type="float" office:value="24314925161184" calcext:value-type="float">
            <text:p>24314925161184</text:p>
          </table:table-cell>
          <table:table-cell office:value-type="float" office:value="117" calcext:value-type="float">
            <text:p>117</text:p>
          </table:table-cell>
          <table:table-cell office:value-type="float" office:value="55300" calcext:value-type="float">
            <text:p>55300</text:p>
          </table:table-cell>
        </table:table-row>
        <table:table-row table:style-name="ro1">
          <table:table-cell office:value-type="float" office:value="24314999261226" calcext:value-type="float">
            <text:p>24314999261226</text:p>
          </table:table-cell>
          <table:table-cell office:value-type="float" office:value="117" calcext:value-type="float">
            <text:p>117</text:p>
          </table:table-cell>
          <table:table-cell office:value-type="float" office:value="55549" calcext:value-type="float">
            <text:p>55549</text:p>
          </table:table-cell>
        </table:table-row>
        <table:table-row table:style-name="ro1">
          <table:table-cell office:value-type="float" office:value="24315073289070" calcext:value-type="float">
            <text:p>24315073289070</text:p>
          </table:table-cell>
          <table:table-cell office:value-type="float" office:value="110" calcext:value-type="float">
            <text:p>110</text:p>
          </table:table-cell>
          <table:table-cell office:value-type="float" office:value="56434" calcext:value-type="float">
            <text:p>56434</text:p>
          </table:table-cell>
        </table:table-row>
        <table:table-row table:style-name="ro1">
          <table:table-cell office:value-type="float" office:value="24315146967522" calcext:value-type="float">
            <text:p>24315146967522</text:p>
          </table:table-cell>
          <table:table-cell office:value-type="float" office:value="108" calcext:value-type="float">
            <text:p>108</text:p>
          </table:table-cell>
          <table:table-cell office:value-type="float" office:value="56365" calcext:value-type="float">
            <text:p>56365</text:p>
          </table:table-cell>
        </table:table-row>
        <table:table-row table:style-name="ro1">
          <table:table-cell office:value-type="float" office:value="24315220570402" calcext:value-type="float">
            <text:p>24315220570402</text:p>
          </table:table-cell>
          <table:table-cell office:value-type="float" office:value="136" calcext:value-type="float">
            <text:p>136</text:p>
          </table:table-cell>
          <table:table-cell office:value-type="float" office:value="56352" calcext:value-type="float">
            <text:p>56352</text:p>
          </table:table-cell>
        </table:table-row>
        <table:table-row table:style-name="ro1">
          <table:table-cell office:value-type="float" office:value="24315294194844" calcext:value-type="float">
            <text:p>24315294194844</text:p>
          </table:table-cell>
          <table:table-cell office:value-type="float" office:value="108" calcext:value-type="float">
            <text:p>108</text:p>
          </table:table-cell>
          <table:table-cell office:value-type="float" office:value="56430" calcext:value-type="float">
            <text:p>56430</text:p>
          </table:table-cell>
        </table:table-row>
        <table:table-row table:style-name="ro1">
          <table:table-cell office:value-type="float" office:value="24315367879296" calcext:value-type="float">
            <text:p>24315367879296</text:p>
          </table:table-cell>
          <table:table-cell office:value-type="float" office:value="140" calcext:value-type="float">
            <text:p>140</text:p>
          </table:table-cell>
          <table:table-cell office:value-type="float" office:value="56365" calcext:value-type="float">
            <text:p>56365</text:p>
          </table:table-cell>
        </table:table-row>
        <table:table-row table:style-name="ro1">
          <table:table-cell office:value-type="float" office:value="24315441441804" calcext:value-type="float">
            <text:p>24315441441804</text:p>
          </table:table-cell>
          <table:table-cell office:value-type="float" office:value="110" calcext:value-type="float">
            <text:p>110</text:p>
          </table:table-cell>
          <table:table-cell office:value-type="float" office:value="56221" calcext:value-type="float">
            <text:p>56221</text:p>
          </table:table-cell>
        </table:table-row>
        <table:table-row table:style-name="ro1">
          <table:table-cell office:value-type="float" office:value="24315515169292" calcext:value-type="float">
            <text:p>24315515169292</text:p>
          </table:table-cell>
          <table:table-cell office:value-type="float" office:value="110" calcext:value-type="float">
            <text:p>110</text:p>
          </table:table-cell>
          <table:table-cell office:value-type="float" office:value="56148" calcext:value-type="float">
            <text:p>56148</text:p>
          </table:table-cell>
        </table:table-row>
        <table:table-row table:style-name="ro1">
          <table:table-cell office:value-type="float" office:value="24315588128252" calcext:value-type="float">
            <text:p>24315588128252</text:p>
          </table:table-cell>
          <table:table-cell office:value-type="float" office:value="138" calcext:value-type="float">
            <text:p>138</text:p>
          </table:table-cell>
          <table:table-cell office:value-type="float" office:value="55884" calcext:value-type="float">
            <text:p>55884</text:p>
          </table:table-cell>
        </table:table-row>
        <table:table-row table:style-name="ro1">
          <table:table-cell office:value-type="float" office:value="24315661664238" calcext:value-type="float">
            <text:p>24315661664238</text:p>
          </table:table-cell>
          <table:table-cell office:value-type="float" office:value="168" calcext:value-type="float">
            <text:p>168</text:p>
          </table:table-cell>
          <table:table-cell office:value-type="float" office:value="56280" calcext:value-type="float">
            <text:p>56280</text:p>
          </table:table-cell>
        </table:table-row>
        <table:table-row table:style-name="ro1">
          <table:table-cell office:value-type="float" office:value="24315735285744" calcext:value-type="float">
            <text:p>24315735285744</text:p>
          </table:table-cell>
          <table:table-cell office:value-type="float" office:value="108" calcext:value-type="float">
            <text:p>108</text:p>
          </table:table-cell>
          <table:table-cell office:value-type="float" office:value="55926" calcext:value-type="float">
            <text:p>55926</text:p>
          </table:table-cell>
        </table:table-row>
        <table:table-row table:style-name="ro1">
          <table:table-cell office:value-type="float" office:value="24315808818406" calcext:value-type="float">
            <text:p>24315808818406</text:p>
          </table:table-cell>
          <table:table-cell office:value-type="float" office:value="108" calcext:value-type="float">
            <text:p>108</text:p>
          </table:table-cell>
          <table:table-cell office:value-type="float" office:value="56193" calcext:value-type="float">
            <text:p>56193</text:p>
          </table:table-cell>
        </table:table-row>
        <table:table-row table:style-name="ro1">
          <table:table-cell office:value-type="float" office:value="24315882450888" calcext:value-type="float">
            <text:p>24315882450888</text:p>
          </table:table-cell>
          <table:table-cell office:value-type="float" office:value="108" calcext:value-type="float">
            <text:p>108</text:p>
          </table:table-cell>
          <table:table-cell office:value-type="float" office:value="56478" calcext:value-type="float">
            <text:p>56478</text:p>
          </table:table-cell>
        </table:table-row>
        <table:table-row table:style-name="ro1">
          <table:table-cell office:value-type="float" office:value="24315956186450" calcext:value-type="float">
            <text:p>24315956186450</text:p>
          </table:table-cell>
          <table:table-cell office:value-type="float" office:value="108" calcext:value-type="float">
            <text:p>108</text:p>
          </table:table-cell>
          <table:table-cell office:value-type="float" office:value="56394" calcext:value-type="float">
            <text:p>56394</text:p>
          </table:table-cell>
        </table:table-row>
        <table:table-row table:style-name="ro1">
          <table:table-cell office:value-type="float" office:value="24316028267028" calcext:value-type="float">
            <text:p>24316028267028</text:p>
          </table:table-cell>
          <table:table-cell office:value-type="float" office:value="110" calcext:value-type="float">
            <text:p>110</text:p>
          </table:table-cell>
          <table:table-cell office:value-type="float" office:value="55129" calcext:value-type="float">
            <text:p>55129</text:p>
          </table:table-cell>
        </table:table-row>
        <table:table-row table:style-name="ro1">
          <table:table-cell office:value-type="float" office:value="24316101455253" calcext:value-type="float">
            <text:p>24316101455253</text:p>
          </table:table-cell>
          <table:table-cell office:value-type="float" office:value="105" calcext:value-type="float">
            <text:p>105</text:p>
          </table:table-cell>
          <table:table-cell office:value-type="float" office:value="51843" calcext:value-type="float">
            <text:p>51843</text:p>
          </table:table-cell>
        </table:table-row>
        <table:table-row table:style-name="ro1">
          <table:table-cell office:value-type="float" office:value="24316160688033" calcext:value-type="float">
            <text:p>24316160688033</text:p>
          </table:table-cell>
          <table:table-cell office:value-type="float" office:value="117" calcext:value-type="float">
            <text:p>117</text:p>
          </table:table-cell>
          <table:table-cell office:value-type="float" office:value="44066" calcext:value-type="float">
            <text:p>44066</text:p>
          </table:table-cell>
        </table:table-row>
        <table:table-row table:style-name="ro1">
          <table:table-cell office:value-type="float" office:value="24316162909758" calcext:value-type="float">
            <text:p>24316162909758</text:p>
          </table:table-cell>
          <table:table-cell office:value-type="float" office:value="117" calcext:value-type="float">
            <text:p>117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24316176064566" calcext:value-type="float">
            <text:p>24316176064566</text:p>
          </table:table-cell>
          <table:table-cell office:value-type="float" office:value="117" calcext:value-type="float">
            <text:p>117</text:p>
          </table:table-cell>
          <table:table-cell office:value-type="float" office:value="9675" calcext:value-type="float">
            <text:p>9675</text:p>
          </table:table-cell>
        </table:table-row>
        <table:table-row table:style-name="ro1">
          <table:table-cell office:value-type="float" office:value="24316247924022" calcext:value-type="float">
            <text:p>24316247924022</text:p>
          </table:table-cell>
          <table:table-cell office:value-type="float" office:value="117" calcext:value-type="float">
            <text:p>117</text:p>
          </table:table-cell>
          <table:table-cell office:value-type="float" office:value="51635" calcext:value-type="float">
            <text:p>51635</text:p>
          </table:table-cell>
        </table:table-row>
        <table:table-row table:style-name="ro1">
          <table:table-cell office:value-type="float" office:value="24316321841397" calcext:value-type="float">
            <text:p>24316321841397</text:p>
          </table:table-cell>
          <table:table-cell office:value-type="float" office:value="117" calcext:value-type="float">
            <text:p>117</text:p>
          </table:table-cell>
          <table:table-cell office:value-type="float" office:value="49153" calcext:value-type="float">
            <text:p>49153</text:p>
          </table:table-cell>
        </table:table-row>
        <table:table-row table:style-name="ro1">
          <table:table-cell office:value-type="float" office:value="24316395012393" calcext:value-type="float">
            <text:p>24316395012393</text:p>
          </table:table-cell>
          <table:table-cell office:value-type="float" office:value="117" calcext:value-type="float">
            <text:p>117</text:p>
          </table:table-cell>
          <table:table-cell office:value-type="float" office:value="55744" calcext:value-type="float">
            <text:p>55744</text:p>
          </table:table-cell>
        </table:table-row>
        <table:table-row table:style-name="ro1">
          <table:table-cell office:value-type="float" office:value="24316468671934" calcext:value-type="float">
            <text:p>24316468671934</text:p>
          </table:table-cell>
          <table:table-cell office:value-type="float" office:value="140" calcext:value-type="float">
            <text:p>140</text:p>
          </table:table-cell>
          <table:table-cell office:value-type="float" office:value="56342" calcext:value-type="float">
            <text:p>56342</text:p>
          </table:table-cell>
        </table:table-row>
        <table:table-row table:style-name="ro1">
          <table:table-cell office:value-type="float" office:value="24316540572516" calcext:value-type="float">
            <text:p>24316540572516</text:p>
          </table:table-cell>
          <table:table-cell office:value-type="float" office:value="117" calcext:value-type="float">
            <text:p>117</text:p>
          </table:table-cell>
          <table:table-cell office:value-type="float" office:value="53823" calcext:value-type="float">
            <text:p>53823</text:p>
          </table:table-cell>
        </table:table-row>
        <table:table-row table:style-name="ro1">
          <table:table-cell office:value-type="float" office:value="24316612711384" calcext:value-type="float">
            <text:p>24316612711384</text:p>
          </table:table-cell>
          <table:table-cell office:value-type="float" office:value="110" calcext:value-type="float">
            <text:p>110</text:p>
          </table:table-cell>
          <table:table-cell office:value-type="float" office:value="54683" calcext:value-type="float">
            <text:p>54683</text:p>
          </table:table-cell>
        </table:table-row>
        <table:table-row table:style-name="ro1">
          <table:table-cell office:value-type="float" office:value="24316686677696" calcext:value-type="float">
            <text:p>24316686677696</text:p>
          </table:table-cell>
          <table:table-cell office:value-type="float" office:value="108" calcext:value-type="float">
            <text:p>108</text:p>
          </table:table-cell>
          <table:table-cell office:value-type="float" office:value="56598" calcext:value-type="float">
            <text:p>56598</text:p>
          </table:table-cell>
        </table:table-row>
        <table:table-row table:style-name="ro1">
          <table:table-cell office:value-type="float" office:value="24316760918554" calcext:value-type="float">
            <text:p>24316760918554</text:p>
          </table:table-cell>
          <table:table-cell office:value-type="float" office:value="108" calcext:value-type="float">
            <text:p>108</text:p>
          </table:table-cell>
          <table:table-cell office:value-type="float" office:value="56203" calcext:value-type="float">
            <text:p>56203</text:p>
          </table:table-cell>
        </table:table-row>
        <table:table-row table:style-name="ro1">
          <table:table-cell office:value-type="float" office:value="24316834063246" calcext:value-type="float">
            <text:p>24316834063246</text:p>
          </table:table-cell>
          <table:table-cell office:value-type="float" office:value="108" calcext:value-type="float">
            <text:p>108</text:p>
          </table:table-cell>
          <table:table-cell office:value-type="float" office:value="56343" calcext:value-type="float">
            <text:p>56343</text:p>
          </table:table-cell>
        </table:table-row>
        <table:table-row table:style-name="ro1">
          <table:table-cell office:value-type="float" office:value="24316907599270" calcext:value-type="float">
            <text:p>24316907599270</text:p>
          </table:table-cell>
          <table:table-cell office:value-type="float" office:value="108" calcext:value-type="float">
            <text:p>108</text:p>
          </table:table-cell>
          <table:table-cell office:value-type="float" office:value="56269" calcext:value-type="float">
            <text:p>56269</text:p>
          </table:table-cell>
        </table:table-row>
        <table:table-row table:style-name="ro1">
          <table:table-cell office:value-type="float" office:value="24316981297818" calcext:value-type="float">
            <text:p>24316981297818</text:p>
          </table:table-cell>
          <table:table-cell office:value-type="float" office:value="140" calcext:value-type="float">
            <text:p>140</text:p>
          </table:table-cell>
          <table:table-cell office:value-type="float" office:value="56287" calcext:value-type="float">
            <text:p>56287</text:p>
          </table:table-cell>
        </table:table-row>
        <table:table-row table:style-name="ro1">
          <table:table-cell office:value-type="float" office:value="24317054837756" calcext:value-type="float">
            <text:p>24317054837756</text:p>
          </table:table-cell>
          <table:table-cell office:value-type="float" office:value="140" calcext:value-type="float">
            <text:p>140</text:p>
          </table:table-cell>
          <table:table-cell office:value-type="float" office:value="56366" calcext:value-type="float">
            <text:p>56366</text:p>
          </table:table-cell>
        </table:table-row>
        <table:table-row table:style-name="ro1">
          <table:table-cell office:value-type="float" office:value="24317128421244" calcext:value-type="float">
            <text:p>24317128421244</text:p>
          </table:table-cell>
          <table:table-cell office:value-type="float" office:value="108" calcext:value-type="float">
            <text:p>108</text:p>
          </table:table-cell>
          <table:table-cell office:value-type="float" office:value="56225" calcext:value-type="float">
            <text:p>56225</text:p>
          </table:table-cell>
        </table:table-row>
        <table:table-row table:style-name="ro1">
          <table:table-cell office:value-type="float" office:value="24317202023964" calcext:value-type="float">
            <text:p>24317202023964</text:p>
          </table:table-cell>
          <table:table-cell office:value-type="float" office:value="108" calcext:value-type="float">
            <text:p>108</text:p>
          </table:table-cell>
          <table:table-cell office:value-type="float" office:value="56298" calcext:value-type="float">
            <text:p>56298</text:p>
          </table:table-cell>
        </table:table-row>
        <table:table-row table:style-name="ro1">
          <table:table-cell office:value-type="float" office:value="24317275698462" calcext:value-type="float">
            <text:p>24317275698462</text:p>
          </table:table-cell>
          <table:table-cell office:value-type="float" office:value="108" calcext:value-type="float">
            <text:p>108</text:p>
          </table:table-cell>
          <table:table-cell office:value-type="float" office:value="56751" calcext:value-type="float">
            <text:p>56751</text:p>
          </table:table-cell>
        </table:table-row>
        <table:table-row table:style-name="ro1">
          <table:table-cell office:value-type="float" office:value="24317349552021" calcext:value-type="float">
            <text:p>24317349552021</text:p>
          </table:table-cell>
          <table:table-cell office:value-type="float" office:value="117" calcext:value-type="float">
            <text:p>117</text:p>
          </table:table-cell>
          <table:table-cell office:value-type="float" office:value="56895" calcext:value-type="float">
            <text:p>56895</text:p>
          </table:table-cell>
        </table:table-row>
        <table:table-row table:style-name="ro1">
          <table:table-cell office:value-type="float" office:value="24317349614676" calcext:value-type="float">
            <text:p>24317349614676</text:p>
          </table:table-cell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317422956015" calcext:value-type="float">
            <text:p>24317422956015</text:p>
          </table:table-cell>
          <table:table-cell office:value-type="float" office:value="117" calcext:value-type="float">
            <text:p>117</text:p>
          </table:table-cell>
          <table:table-cell office:value-type="float" office:value="55699" calcext:value-type="float">
            <text:p>55699</text:p>
          </table:table-cell>
        </table:table-row>
        <table:table-row table:style-name="ro1">
          <table:table-cell office:value-type="float" office:value="24317496206493" calcext:value-type="float">
            <text:p>24317496206493</text:p>
          </table:table-cell>
          <table:table-cell office:value-type="float" office:value="117" calcext:value-type="float">
            <text:p>117</text:p>
          </table:table-cell>
          <table:table-cell office:value-type="float" office:value="55209" calcext:value-type="float">
            <text:p>55209</text:p>
          </table:table-cell>
        </table:table-row>
        <table:table-row table:style-name="ro1">
          <table:table-cell office:value-type="float" office:value="24317568013882" calcext:value-type="float">
            <text:p>24317568013882</text:p>
          </table:table-cell>
          <table:table-cell office:value-type="float" office:value="112" calcext:value-type="float">
            <text:p>112</text:p>
          </table:table-cell>
          <table:table-cell office:value-type="float" office:value="54495" calcext:value-type="float">
            <text:p>54495</text:p>
          </table:table-cell>
        </table:table-row>
        <table:table-row table:style-name="ro1">
          <table:table-cell office:value-type="float" office:value="24317641625874" calcext:value-type="float">
            <text:p>24317641625874</text:p>
          </table:table-cell>
          <table:table-cell office:value-type="float" office:value="108" calcext:value-type="float">
            <text:p>108</text:p>
          </table:table-cell>
          <table:table-cell office:value-type="float" office:value="55784" calcext:value-type="float">
            <text:p>55784</text:p>
          </table:table-cell>
        </table:table-row>
        <table:table-row table:style-name="ro1">
          <table:table-cell office:value-type="float" office:value="24317715222718" calcext:value-type="float">
            <text:p>24317715222718</text:p>
          </table:table-cell>
          <table:table-cell office:value-type="float" office:value="110" calcext:value-type="float">
            <text:p>110</text:p>
          </table:table-cell>
          <table:table-cell office:value-type="float" office:value="56332" calcext:value-type="float">
            <text:p>56332</text:p>
          </table:table-cell>
        </table:table-row>
        <table:table-row table:style-name="ro1">
          <table:table-cell office:value-type="float" office:value="24317787248238" calcext:value-type="float">
            <text:p>24317787248238</text:p>
          </table:table-cell>
          <table:table-cell office:value-type="float" office:value="108" calcext:value-type="float">
            <text:p>108</text:p>
          </table:table-cell>
          <table:table-cell office:value-type="float" office:value="55094" calcext:value-type="float">
            <text:p>55094</text:p>
          </table:table-cell>
        </table:table-row>
        <table:table-row table:style-name="ro1">
          <table:table-cell office:value-type="float" office:value="24317860106638" calcext:value-type="float">
            <text:p>24317860106638</text:p>
          </table:table-cell>
          <table:table-cell office:value-type="float" office:value="138" calcext:value-type="float">
            <text:p>138</text:p>
          </table:table-cell>
          <table:table-cell office:value-type="float" office:value="55528" calcext:value-type="float">
            <text:p>55528</text:p>
          </table:table-cell>
        </table:table-row>
        <table:table-row table:style-name="ro1">
          <table:table-cell office:value-type="float" office:value="24317933149632" calcext:value-type="float">
            <text:p>24317933149632</text:p>
          </table:table-cell>
          <table:table-cell office:value-type="float" office:value="110" calcext:value-type="float">
            <text:p>110</text:p>
          </table:table-cell>
          <table:table-cell office:value-type="float" office:value="55597" calcext:value-type="float">
            <text:p>55597</text:p>
          </table:table-cell>
        </table:table-row>
        <table:table-row table:style-name="ro1">
          <table:table-cell office:value-type="float" office:value="24318005686390" calcext:value-type="float">
            <text:p>24318005686390</text:p>
          </table:table-cell>
          <table:table-cell office:value-type="float" office:value="108" calcext:value-type="float">
            <text:p>108</text:p>
          </table:table-cell>
          <table:table-cell office:value-type="float" office:value="55577" calcext:value-type="float">
            <text:p>55577</text:p>
          </table:table-cell>
        </table:table-row>
        <table:table-row table:style-name="ro1">
          <table:table-cell office:value-type="float" office:value="24318079748346" calcext:value-type="float">
            <text:p>24318079748346</text:p>
          </table:table-cell>
          <table:table-cell office:value-type="float" office:value="117" calcext:value-type="float">
            <text:p>117</text:p>
          </table:table-cell>
          <table:table-cell office:value-type="float" office:value="56508" calcext:value-type="float">
            <text:p>56508</text:p>
          </table:table-cell>
        </table:table-row>
        <table:table-row table:style-name="ro1">
          <table:table-cell office:value-type="float" office:value="24318151831558" calcext:value-type="float">
            <text:p>24318151831558</text:p>
          </table:table-cell>
          <table:table-cell office:value-type="float" office:value="110" calcext:value-type="float">
            <text:p>110</text:p>
          </table:table-cell>
          <table:table-cell office:value-type="float" office:value="55063" calcext:value-type="float">
            <text:p>55063</text:p>
          </table:table-cell>
        </table:table-row>
        <table:table-row table:style-name="ro1">
          <table:table-cell office:value-type="float" office:value="24318225383846" calcext:value-type="float">
            <text:p>24318225383846</text:p>
          </table:table-cell>
          <table:table-cell office:value-type="float" office:value="110" calcext:value-type="float">
            <text:p>110</text:p>
          </table:table-cell>
          <table:table-cell office:value-type="float" office:value="55634" calcext:value-type="float">
            <text:p>55634</text:p>
          </table:table-cell>
        </table:table-row>
        <table:table-row table:style-name="ro1">
          <table:table-cell office:value-type="float" office:value="24318298857672" calcext:value-type="float">
            <text:p>24318298857672</text:p>
          </table:table-cell>
          <table:table-cell office:value-type="float" office:value="110" calcext:value-type="float">
            <text:p>110</text:p>
          </table:table-cell>
          <table:table-cell office:value-type="float" office:value="56092" calcext:value-type="float">
            <text:p>56092</text:p>
          </table:table-cell>
        </table:table-row>
        <table:table-row table:style-name="ro1">
          <table:table-cell office:value-type="float" office:value="24318372337508" calcext:value-type="float">
            <text:p>24318372337508</text:p>
          </table:table-cell>
          <table:table-cell office:value-type="float" office:value="108" calcext:value-type="float">
            <text:p>108</text:p>
          </table:table-cell>
          <table:table-cell office:value-type="float" office:value="56159" calcext:value-type="float">
            <text:p>56159</text:p>
          </table:table-cell>
        </table:table-row>
        <table:table-row table:style-name="ro1">
          <table:table-cell office:value-type="float" office:value="24318446287120" calcext:value-type="float">
            <text:p>24318446287120</text:p>
          </table:table-cell>
          <table:table-cell office:value-type="float" office:value="110" calcext:value-type="float">
            <text:p>110</text:p>
          </table:table-cell>
          <table:table-cell office:value-type="float" office:value="55750" calcext:value-type="float">
            <text:p>55750</text:p>
          </table:table-cell>
        </table:table-row>
        <table:table-row table:style-name="ro1">
          <table:table-cell office:value-type="float" office:value="24318520588194" calcext:value-type="float">
            <text:p>24318520588194</text:p>
          </table:table-cell>
          <table:table-cell office:value-type="float" office:value="117" calcext:value-type="float">
            <text:p>117</text:p>
          </table:table-cell>
          <table:table-cell office:value-type="float" office:value="56480" calcext:value-type="float">
            <text:p>56480</text:p>
          </table:table-cell>
        </table:table-row>
        <table:table-row table:style-name="ro1">
          <table:table-cell office:value-type="float" office:value="24318520620276" calcext:value-type="float">
            <text:p>24318520620276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18592718727" calcext:value-type="float">
            <text:p>24318592718727</text:p>
          </table:table-cell>
          <table:table-cell office:value-type="float" office:value="120" calcext:value-type="float">
            <text:p>120</text:p>
          </table:table-cell>
          <table:table-cell office:value-type="float" office:value="54735" calcext:value-type="float">
            <text:p>54735</text:p>
          </table:table-cell>
        </table:table-row>
        <table:table-row table:style-name="ro1">
          <table:table-cell office:value-type="float" office:value="24318666744708" calcext:value-type="float">
            <text:p>24318666744708</text:p>
          </table:table-cell>
          <table:table-cell office:value-type="float" office:value="117" calcext:value-type="float">
            <text:p>117</text:p>
          </table:table-cell>
          <table:table-cell office:value-type="float" office:value="54654" calcext:value-type="float">
            <text:p>54654</text:p>
          </table:table-cell>
        </table:table-row>
        <table:table-row table:style-name="ro1">
          <table:table-cell office:value-type="float" office:value="24318740213080" calcext:value-type="float">
            <text:p>24318740213080</text:p>
          </table:table-cell>
          <table:table-cell office:value-type="float" office:value="140" calcext:value-type="float">
            <text:p>140</text:p>
          </table:table-cell>
          <table:table-cell office:value-type="float" office:value="55704" calcext:value-type="float">
            <text:p>55704</text:p>
          </table:table-cell>
        </table:table-row>
        <table:table-row table:style-name="ro1">
          <table:table-cell office:value-type="float" office:value="24318814359872" calcext:value-type="float">
            <text:p>24318814359872</text:p>
          </table:table-cell>
          <table:table-cell office:value-type="float" office:value="154" calcext:value-type="float">
            <text:p>154</text:p>
          </table:table-cell>
          <table:table-cell office:value-type="float" office:value="56612" calcext:value-type="float">
            <text:p>56612</text:p>
          </table:table-cell>
        </table:table-row>
        <table:table-row table:style-name="ro1">
          <table:table-cell office:value-type="float" office:value="24318887730108" calcext:value-type="float">
            <text:p>24318887730108</text:p>
          </table:table-cell>
          <table:table-cell office:value-type="float" office:value="110" calcext:value-type="float">
            <text:p>110</text:p>
          </table:table-cell>
          <table:table-cell office:value-type="float" office:value="55692" calcext:value-type="float">
            <text:p>55692</text:p>
          </table:table-cell>
        </table:table-row>
        <table:table-row table:style-name="ro1">
          <table:table-cell office:value-type="float" office:value="24318960580406" calcext:value-type="float">
            <text:p>24318960580406</text:p>
          </table:table-cell>
          <table:table-cell office:value-type="float" office:value="108" calcext:value-type="float">
            <text:p>108</text:p>
          </table:table-cell>
          <table:table-cell office:value-type="float" office:value="51863" calcext:value-type="float">
            <text:p>51863</text:p>
          </table:table-cell>
        </table:table-row>
        <table:table-row table:style-name="ro1">
          <table:table-cell office:value-type="float" office:value="24318989185396" calcext:value-type="float">
            <text:p>24318989185396</text:p>
          </table:table-cell>
          <table:table-cell office:value-type="float" office:value="114" calcext:value-type="float">
            <text:p>114</text:p>
          </table:table-cell>
          <table:table-cell office:value-type="float" office:value="20931" calcext:value-type="float">
            <text:p>20931</text:p>
          </table:table-cell>
        </table:table-row>
        <table:table-row table:style-name="ro1">
          <table:table-cell office:value-type="float" office:value="24319034507390" calcext:value-type="float">
            <text:p>24319034507390</text:p>
          </table:table-cell>
          <table:table-cell office:value-type="float" office:value="108" calcext:value-type="float">
            <text:p>108</text:p>
          </table:table-cell>
          <table:table-cell office:value-type="float" office:value="32570" calcext:value-type="float">
            <text:p>32570</text:p>
          </table:table-cell>
        </table:table-row>
        <table:table-row table:style-name="ro1">
          <table:table-cell office:value-type="float" office:value="24319106952170" calcext:value-type="float">
            <text:p>24319106952170</text:p>
          </table:table-cell>
          <table:table-cell office:value-type="float" office:value="108" calcext:value-type="float">
            <text:p>108</text:p>
          </table:table-cell>
          <table:table-cell office:value-type="float" office:value="53192" calcext:value-type="float">
            <text:p>53192</text:p>
          </table:table-cell>
        </table:table-row>
        <table:table-row table:style-name="ro1">
          <table:table-cell office:value-type="float" office:value="24319180627674" calcext:value-type="float">
            <text:p>24319180627674</text:p>
          </table:table-cell>
          <table:table-cell office:value-type="float" office:value="138" calcext:value-type="float">
            <text:p>138</text:p>
          </table:table-cell>
          <table:table-cell office:value-type="float" office:value="49687" calcext:value-type="float">
            <text:p>49687</text:p>
          </table:table-cell>
        </table:table-row>
        <table:table-row table:style-name="ro1">
          <table:table-cell office:value-type="float" office:value="24319254729048" calcext:value-type="float">
            <text:p>24319254729048</text:p>
          </table:table-cell>
          <table:table-cell office:value-type="float" office:value="108" calcext:value-type="float">
            <text:p>108</text:p>
          </table:table-cell>
          <table:table-cell office:value-type="float" office:value="56599" calcext:value-type="float">
            <text:p>56599</text:p>
          </table:table-cell>
        </table:table-row>
        <table:table-row table:style-name="ro1">
          <table:table-cell office:value-type="float" office:value="24319326941406" calcext:value-type="float">
            <text:p>24319326941406</text:p>
          </table:table-cell>
          <table:table-cell office:value-type="float" office:value="108" calcext:value-type="float">
            <text:p>108</text:p>
          </table:table-cell>
          <table:table-cell office:value-type="float" office:value="55659" calcext:value-type="float">
            <text:p>55659</text:p>
          </table:table-cell>
        </table:table-row>
        <table:table-row table:style-name="ro1">
          <table:table-cell office:value-type="float" office:value="24319399266466" calcext:value-type="float">
            <text:p>24319399266466</text:p>
          </table:table-cell>
          <table:table-cell office:value-type="float" office:value="184" calcext:value-type="float">
            <text:p>184</text:p>
          </table:table-cell>
          <table:table-cell office:value-type="float" office:value="54752" calcext:value-type="float">
            <text:p>54752</text:p>
          </table:table-cell>
        </table:table-row>
        <table:table-row table:style-name="ro1">
          <table:table-cell office:value-type="float" office:value="24319471590566" calcext:value-type="float">
            <text:p>24319471590566</text:p>
          </table:table-cell>
          <table:table-cell office:value-type="float" office:value="138" calcext:value-type="float">
            <text:p>138</text:p>
          </table:table-cell>
          <table:table-cell office:value-type="float" office:value="55422" calcext:value-type="float">
            <text:p>55422</text:p>
          </table:table-cell>
        </table:table-row>
        <table:table-row table:style-name="ro1">
          <table:table-cell office:value-type="float" office:value="24319543925288" calcext:value-type="float">
            <text:p>24319543925288</text:p>
          </table:table-cell>
          <table:table-cell office:value-type="float" office:value="108" calcext:value-type="float">
            <text:p>108</text:p>
          </table:table-cell>
          <table:table-cell office:value-type="float" office:value="54515" calcext:value-type="float">
            <text:p>54515</text:p>
          </table:table-cell>
        </table:table-row>
        <table:table-row table:style-name="ro1">
          <table:table-cell office:value-type="float" office:value="24319616190384" calcext:value-type="float">
            <text:p>24319616190384</text:p>
          </table:table-cell>
          <table:table-cell office:value-type="float" office:value="138" calcext:value-type="float">
            <text:p>138</text:p>
          </table:table-cell>
          <table:table-cell office:value-type="float" office:value="54931" calcext:value-type="float">
            <text:p>54931</text:p>
          </table:table-cell>
        </table:table-row>
        <table:table-row table:style-name="ro1">
          <table:table-cell office:value-type="float" office:value="24319688638935" calcext:value-type="float">
            <text:p>24319688638935</text:p>
          </table:table-cell>
          <table:table-cell office:value-type="float" office:value="117" calcext:value-type="float">
            <text:p>117</text:p>
          </table:table-cell>
          <table:table-cell office:value-type="float" office:value="54677" calcext:value-type="float">
            <text:p>54677</text:p>
          </table:table-cell>
        </table:table-row>
        <table:table-row table:style-name="ro1">
          <table:table-cell office:value-type="float" office:value="24319760972726" calcext:value-type="float">
            <text:p>24319760972726</text:p>
          </table:table-cell>
          <table:table-cell office:value-type="float" office:value="108" calcext:value-type="float">
            <text:p>108</text:p>
          </table:table-cell>
          <table:table-cell office:value-type="float" office:value="55534" calcext:value-type="float">
            <text:p>55534</text:p>
          </table:table-cell>
        </table:table-row>
        <table:table-row table:style-name="ro1">
          <table:table-cell office:value-type="float" office:value="24319833309364" calcext:value-type="float">
            <text:p>24319833309364</text:p>
          </table:table-cell>
          <table:table-cell office:value-type="float" office:value="108" calcext:value-type="float">
            <text:p>108</text:p>
          </table:table-cell>
          <table:table-cell office:value-type="float" office:value="55847" calcext:value-type="float">
            <text:p>55847</text:p>
          </table:table-cell>
        </table:table-row>
        <table:table-row table:style-name="ro1">
          <table:table-cell office:value-type="float" office:value="24319905452352" calcext:value-type="float">
            <text:p>24319905452352</text:p>
          </table:table-cell>
          <table:table-cell office:value-type="float" office:value="110" calcext:value-type="float">
            <text:p>110</text:p>
          </table:table-cell>
          <table:table-cell office:value-type="float" office:value="54814" calcext:value-type="float">
            <text:p>54814</text:p>
          </table:table-cell>
        </table:table-row>
        <table:table-row table:style-name="ro1">
          <table:table-cell office:value-type="float" office:value="24319978459132" calcext:value-type="float">
            <text:p>24319978459132</text:p>
          </table:table-cell>
          <table:table-cell office:value-type="float" office:value="108" calcext:value-type="float">
            <text:p>108</text:p>
          </table:table-cell>
          <table:table-cell office:value-type="float" office:value="55799" calcext:value-type="float">
            <text:p>55799</text:p>
          </table:table-cell>
        </table:table-row>
        <table:table-row table:style-name="ro1">
          <table:table-cell office:value-type="float" office:value="24320050768638" calcext:value-type="float">
            <text:p>24320050768638</text:p>
          </table:table-cell>
          <table:table-cell office:value-type="float" office:value="160" calcext:value-type="float">
            <text:p>160</text:p>
          </table:table-cell>
          <table:table-cell office:value-type="float" office:value="55662" calcext:value-type="float">
            <text:p>55662</text:p>
          </table:table-cell>
        </table:table-row>
        <table:table-row table:style-name="ro1">
          <table:table-cell office:value-type="float" office:value="24320123120164" calcext:value-type="float">
            <text:p>24320123120164</text:p>
          </table:table-cell>
          <table:table-cell office:value-type="float" office:value="108" calcext:value-type="float">
            <text:p>108</text:p>
          </table:table-cell>
          <table:table-cell office:value-type="float" office:value="55483" calcext:value-type="float">
            <text:p>55483</text:p>
          </table:table-cell>
        </table:table-row>
        <table:table-row table:style-name="ro1">
          <table:table-cell office:value-type="float" office:value="24320195438152" calcext:value-type="float">
            <text:p>24320195438152</text:p>
          </table:table-cell>
          <table:table-cell office:value-type="float" office:value="108" calcext:value-type="float">
            <text:p>108</text:p>
          </table:table-cell>
          <table:table-cell office:value-type="float" office:value="55973" calcext:value-type="float">
            <text:p>55973</text:p>
          </table:table-cell>
        </table:table-row>
        <table:table-row table:style-name="ro1">
          <table:table-cell office:value-type="float" office:value="24320267768278" calcext:value-type="float">
            <text:p>24320267768278</text:p>
          </table:table-cell>
          <table:table-cell office:value-type="float" office:value="108" calcext:value-type="float">
            <text:p>108</text:p>
          </table:table-cell>
          <table:table-cell office:value-type="float" office:value="55768" calcext:value-type="float">
            <text:p>55768</text:p>
          </table:table-cell>
        </table:table-row>
        <table:table-row table:style-name="ro1">
          <table:table-cell office:value-type="float" office:value="24320339825474" calcext:value-type="float">
            <text:p>24320339825474</text:p>
          </table:table-cell>
          <table:table-cell office:value-type="float" office:value="108" calcext:value-type="float">
            <text:p>108</text:p>
          </table:table-cell>
          <table:table-cell office:value-type="float" office:value="55240" calcext:value-type="float">
            <text:p>55240</text:p>
          </table:table-cell>
        </table:table-row>
        <table:table-row table:style-name="ro1">
          <table:table-cell office:value-type="float" office:value="24320411809056" calcext:value-type="float">
            <text:p>24320411809056</text:p>
          </table:table-cell>
          <table:table-cell office:value-type="float" office:value="108" calcext:value-type="float">
            <text:p>108</text:p>
          </table:table-cell>
          <table:table-cell office:value-type="float" office:value="55415" calcext:value-type="float">
            <text:p>55415</text:p>
          </table:table-cell>
        </table:table-row>
        <table:table-row table:style-name="ro1">
          <table:table-cell office:value-type="float" office:value="24320483864366" calcext:value-type="float">
            <text:p>24320483864366</text:p>
          </table:table-cell>
          <table:table-cell office:value-type="float" office:value="108" calcext:value-type="float">
            <text:p>108</text:p>
          </table:table-cell>
          <table:table-cell office:value-type="float" office:value="55587" calcext:value-type="float">
            <text:p>55587</text:p>
          </table:table-cell>
        </table:table-row>
        <table:table-row table:style-name="ro1">
          <table:table-cell office:value-type="float" office:value="24320558205742" calcext:value-type="float">
            <text:p>24320558205742</text:p>
          </table:table-cell>
          <table:table-cell office:value-type="float" office:value="138" calcext:value-type="float">
            <text:p>138</text:p>
          </table:table-cell>
          <table:table-cell office:value-type="float" office:value="57620" calcext:value-type="float">
            <text:p>57620</text:p>
          </table:table-cell>
        </table:table-row>
        <table:table-row table:style-name="ro1">
          <table:table-cell office:value-type="float" office:value="24320630210600" calcext:value-type="float">
            <text:p>24320630210600</text:p>
          </table:table-cell>
          <table:table-cell office:value-type="float" office:value="108" calcext:value-type="float">
            <text:p>108</text:p>
          </table:table-cell>
          <table:table-cell office:value-type="float" office:value="55679" calcext:value-type="float">
            <text:p>55679</text:p>
          </table:table-cell>
        </table:table-row>
        <table:table-row table:style-name="ro1">
          <table:table-cell office:value-type="float" office:value="24320704441080" calcext:value-type="float">
            <text:p>24320704441080</text:p>
          </table:table-cell>
          <table:table-cell office:value-type="float" office:value="108" calcext:value-type="float">
            <text:p>108</text:p>
          </table:table-cell>
          <table:table-cell office:value-type="float" office:value="57213" calcext:value-type="float">
            <text:p>57213</text:p>
          </table:table-cell>
        </table:table-row>
        <table:table-row table:style-name="ro1">
          <table:table-cell office:value-type="float" office:value="24320776468160" calcext:value-type="float">
            <text:p>24320776468160</text:p>
          </table:table-cell>
          <table:table-cell office:value-type="float" office:value="108" calcext:value-type="float">
            <text:p>108</text:p>
          </table:table-cell>
          <table:table-cell office:value-type="float" office:value="55825" calcext:value-type="float">
            <text:p>55825</text:p>
          </table:table-cell>
        </table:table-row>
        <table:table-row table:style-name="ro1">
          <table:table-cell office:value-type="float" office:value="24320850702650" calcext:value-type="float">
            <text:p>24320850702650</text:p>
          </table:table-cell>
          <table:table-cell office:value-type="float" office:value="108" calcext:value-type="float">
            <text:p>108</text:p>
          </table:table-cell>
          <table:table-cell office:value-type="float" office:value="56917" calcext:value-type="float">
            <text:p>56917</text:p>
          </table:table-cell>
        </table:table-row>
        <table:table-row table:style-name="ro1">
          <table:table-cell office:value-type="float" office:value="24320925088348" calcext:value-type="float">
            <text:p>24320925088348</text:p>
          </table:table-cell>
          <table:table-cell office:value-type="float" office:value="108" calcext:value-type="float">
            <text:p>108</text:p>
          </table:table-cell>
          <table:table-cell office:value-type="float" office:value="57475" calcext:value-type="float">
            <text:p>57475</text:p>
          </table:table-cell>
        </table:table-row>
        <table:table-row table:style-name="ro1">
          <table:table-cell office:value-type="float" office:value="24320997032350" calcext:value-type="float">
            <text:p>24320997032350</text:p>
          </table:table-cell>
          <table:table-cell office:value-type="float" office:value="108" calcext:value-type="float">
            <text:p>108</text:p>
          </table:table-cell>
          <table:table-cell office:value-type="float" office:value="55669" calcext:value-type="float">
            <text:p>55669</text:p>
          </table:table-cell>
        </table:table-row>
        <table:table-row table:style-name="ro1">
          <table:table-cell office:value-type="float" office:value="24321071552822" calcext:value-type="float">
            <text:p>24321071552822</text:p>
          </table:table-cell>
          <table:table-cell office:value-type="float" office:value="108" calcext:value-type="float">
            <text:p>108</text:p>
          </table:table-cell>
          <table:table-cell office:value-type="float" office:value="56741" calcext:value-type="float">
            <text:p>56741</text:p>
          </table:table-cell>
        </table:table-row>
        <table:table-row table:style-name="ro1">
          <table:table-cell office:value-type="float" office:value="24321143875020" calcext:value-type="float">
            <text:p>24321143875020</text:p>
          </table:table-cell>
          <table:table-cell office:value-type="float" office:value="108" calcext:value-type="float">
            <text:p>108</text:p>
          </table:table-cell>
          <table:table-cell office:value-type="float" office:value="55536" calcext:value-type="float">
            <text:p>55536</text:p>
          </table:table-cell>
        </table:table-row>
        <table:table-row table:style-name="ro1">
          <table:table-cell office:value-type="float" office:value="24321215730426" calcext:value-type="float">
            <text:p>24321215730426</text:p>
          </table:table-cell>
          <table:table-cell office:value-type="float" office:value="108" calcext:value-type="float">
            <text:p>108</text:p>
          </table:table-cell>
          <table:table-cell office:value-type="float" office:value="55938" calcext:value-type="float">
            <text:p>55938</text:p>
          </table:table-cell>
        </table:table-row>
        <table:table-row table:style-name="ro1">
          <table:table-cell office:value-type="float" office:value="24321290111754" calcext:value-type="float">
            <text:p>24321290111754</text:p>
          </table:table-cell>
          <table:table-cell office:value-type="float" office:value="120" calcext:value-type="float">
            <text:p>120</text:p>
          </table:table-cell>
          <table:table-cell office:value-type="float" office:value="56433" calcext:value-type="float">
            <text:p>56433</text:p>
          </table:table-cell>
        </table:table-row>
        <table:table-row table:style-name="ro1">
          <table:table-cell office:value-type="float" office:value="24321364458180" calcext:value-type="float">
            <text:p>24321364458180</text:p>
          </table:table-cell>
          <table:table-cell office:value-type="float" office:value="108" calcext:value-type="float">
            <text:p>108</text:p>
          </table:table-cell>
          <table:table-cell office:value-type="float" office:value="57292" calcext:value-type="float">
            <text:p>57292</text:p>
          </table:table-cell>
        </table:table-row>
        <table:table-row table:style-name="ro1">
          <table:table-cell office:value-type="float" office:value="24321436962471" calcext:value-type="float">
            <text:p>24321436962471</text:p>
          </table:table-cell>
          <table:table-cell office:value-type="float" office:value="117" calcext:value-type="float">
            <text:p>117</text:p>
          </table:table-cell>
          <table:table-cell office:value-type="float" office:value="53986" calcext:value-type="float">
            <text:p>53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23:05:47.946035559</dc:date>
    <meta:document-statistic meta:table-count="1" meta:cell-count="957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838cm" svg:height="22.851cm" xlink:href=".." xlink:type="simple" chart:class="chart:scatter" chart:style-name="ch1">
        <chart:legend chart:legend-position="end" svg:x="31.774cm" svg:y="11.126cm" style:legend-expansion="high" chart:style-name="ch2"/>
        <chart:plot-area chart:style-name="ch3" table:cell-range-address="Sheet1.A2:Sheet1.B320 Sheet1.B1:Sheet1.B1" chart:data-source-has-labels="row" svg:x="0.696cm" svg:y="0.457cm" svg:width="30.382cm" svg:height="21.937cm">
          <chartooo:coordinate-region svg:x="1.993cm" svg:y="0.656cm" svg:width="27.787cm" svg:height="21.0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20" chart:label-cell-address="Sheet1.B1:Sheet1.B1" chart:class="chart:scatter">
            <chart:domain table:cell-range-address="Sheet1.A2:Sheet1.A320"/>
            <chart:data-point chart:repeated="3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99476472394">
                <text:p>24299476472394</text:p>
                <draw:g>
                  <svg:desc>Sheet1.A2:Sheet1.A320</svg:desc>
                </draw:g>
              </table:table-cell>
              <table:table-cell office:value-type="float" office:value="116">
                <text:p>116</text:p>
                <draw:g>
                  <svg:desc>Sheet1.B2:Sheet1.B3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299539654616">
                <text:p>242995396546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99615007060">
                <text:p>242996150070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99688126906">
                <text:p>242996881269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299760095964">
                <text:p>242997600959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299832067410">
                <text:p>242998320674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99904208166">
                <text:p>2429990420816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99976344622">
                <text:p>242999763446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00048784398">
                <text:p>243000487843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300171212682">
                <text:p>243001712126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300243634422">
                <text:p>243002436344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300315862456">
                <text:p>243003158624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300389912096">
                <text:p>243003899120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300464505152">
                <text:p>243004645051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300575853500">
                <text:p>243005758535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00650339886">
                <text:p>243006503398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00724116788">
                <text:p>243007241167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300815571884">
                <text:p>243008155718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00889988764">
                <text:p>243008899887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301016121504">
                <text:p>243010161215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301090586158">
                <text:p>243010905861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301164497562">
                <text:p>243011644975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301255837272">
                <text:p>243012558372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301330212603">
                <text:p>243013302126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301456232589">
                <text:p>2430145623258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301530471843">
                <text:p>243015304718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301604259510">
                <text:p>243016042595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301695638276">
                <text:p>243016956382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301770071670">
                <text:p>243017700716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301842068508">
                <text:p>243018420685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301915368410">
                <text:p>243019153684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01988287298">
                <text:p>243019882872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302062613778">
                <text:p>243020626137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302175694544">
                <text:p>243021756945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302247515990">
                <text:p>243022475159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302321129654">
                <text:p>243023211296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302415643672">
                <text:p>2430241564367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302489973008">
                <text:p>243024899730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02563630446">
                <text:p>243025636304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302655649416">
                <text:p>243026556494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302730367203">
                <text:p>2430273036720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302931409593">
                <text:p>243029314095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302935762125">
                <text:p>243029357621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303000971736">
                <text:p>2430300097173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303005874828">
                <text:p>2430300587482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303037901508">
                <text:p>2430303790150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303079748091">
                <text:p>243030797480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303089259309">
                <text:p>243030892593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303091829193">
                <text:p>243030918291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303093508416">
                <text:p>243030935084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303107219328">
                <text:p>243031072193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303152915244">
                <text:p>243031529152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303225142725">
                <text:p>243032251427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303296938644">
                <text:p>243032969386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303370967214">
                <text:p>243033709672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303444486882">
                <text:p>243034444868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303518523542">
                <text:p>243035185235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303592400547">
                <text:p>243035924005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303666240986">
                <text:p>243036662409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303739114824">
                <text:p>243037391148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303812385684">
                <text:p>243038123856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303885613674">
                <text:p>2430388561367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303959091660">
                <text:p>243039590916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304032391984">
                <text:p>243040323919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304104862840">
                <text:p>243041048628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304177106432">
                <text:p>243041771064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304249333644">
                <text:p>2430424933364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304321575375">
                <text:p>243043215753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304393871538">
                <text:p>243043938715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304466334458">
                <text:p>243044663344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304538712970">
                <text:p>243045387129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304611033218">
                <text:p>243046110332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04683107454">
                <text:p>243046831074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304755360478">
                <text:p>243047553604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304827590192">
                <text:p>24304827590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304899821472">
                <text:p>243048998214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304974134112">
                <text:p>24304974134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305026451400">
                <text:p>243050264514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305047586493">
                <text:p>243050475864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305120232234">
                <text:p>243051202322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05192400016">
                <text:p>243051924000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305264563042">
                <text:p>243052645630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305336864786">
                <text:p>243053368647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305409191136">
                <text:p>243054091911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305481598220">
                <text:p>243054815982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305553835400">
                <text:p>243055538354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305626433606">
                <text:p>2430562643360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305699015712">
                <text:p>243056990157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305771472142">
                <text:p>243057714721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305843862050">
                <text:p>243058438620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305916705678">
                <text:p>243059167056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305990544134">
                <text:p>2430599054413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306062985360">
                <text:p>243060629853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306135536548">
                <text:p>243061355365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306208017422">
                <text:p>243062080174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306280614315">
                <text:p>243062806143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306352961410">
                <text:p>243063529614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306425336956">
                <text:p>243064253369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06497580574">
                <text:p>243064975805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306569938288">
                <text:p>243065699382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306642048424">
                <text:p>243066420484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306714597386">
                <text:p>243067145973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306786909068">
                <text:p>2430678690906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306859277856">
                <text:p>243068592778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306931625410">
                <text:p>243069316254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307003971260">
                <text:p>243070039712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307076460626">
                <text:p>243070764606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307148952688">
                <text:p>243071489526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307221429520">
                <text:p>243072214295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307293815566">
                <text:p>2430729381556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307366185798">
                <text:p>243073661857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307438702508">
                <text:p>2430743870250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307511311888">
                <text:p>243075113118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307583790960">
                <text:p>243075837909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307656228194">
                <text:p>243076562281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307728608844">
                <text:p>243077286088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307801142032">
                <text:p>243078011420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307873584280">
                <text:p>243078735842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307947919790">
                <text:p>243079479197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308020161322">
                <text:p>243080201613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308092591588">
                <text:p>243080925915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08165045606">
                <text:p>2430816504560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308237786120">
                <text:p>243082377861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308310039024">
                <text:p>2430831003902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308382463940">
                <text:p>243083824639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308454821574">
                <text:p>243084548215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308527262496">
                <text:p>2430852726249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308599557424">
                <text:p>243085995574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308671758572">
                <text:p>2430867175857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308744197964">
                <text:p>2430874419796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308816810190">
                <text:p>243088168101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308889153972">
                <text:p>2430888915397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308961592548">
                <text:p>243089615925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309034002158">
                <text:p>243090340021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309106402948">
                <text:p>243091064029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309178857526">
                <text:p>243091788575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309251343392">
                <text:p>243092513433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309323603376">
                <text:p>243093236033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309395972728">
                <text:p>243093959727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309468284948">
                <text:p>243094682849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309540764199">
                <text:p>243095407641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309540793809">
                <text:p>2430954079380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309613498524">
                <text:p>243096134985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309686237556">
                <text:p>243096862375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309758431528">
                <text:p>243097584315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309830675032">
                <text:p>243098306750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309830698102">
                <text:p>243098306981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309903554469">
                <text:p>243099035544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309976461714">
                <text:p>243099764617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310048819960">
                <text:p>243100488199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310121058436">
                <text:p>2431012105843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310193433132">
                <text:p>243101934331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310265804776">
                <text:p>243102658047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310338072574">
                <text:p>243103380725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310410452752">
                <text:p>243104104527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310482777806">
                <text:p>243104827778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310555582684">
                <text:p>243105555826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310627863534">
                <text:p>243106278635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310700139586">
                <text:p>243107001395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310772295586">
                <text:p>243107722955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310844368922">
                <text:p>243108443689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310916574640">
                <text:p>243109165746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310988874284">
                <text:p>2431098887428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311061217562">
                <text:p>243110612175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311133440972">
                <text:p>2431113344097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311205724978">
                <text:p>243112057249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311278049013">
                <text:p>243112780490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311350168058">
                <text:p>243113501680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311422329478">
                <text:p>2431142232947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311494665992">
                <text:p>243114946659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311567086698">
                <text:p>2431156708669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311640878342">
                <text:p>243116408783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311715047700">
                <text:p>243117150477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311789349135">
                <text:p>243117893491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311863559606">
                <text:p>243118635596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311937892432">
                <text:p>243119378924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312011940466">
                <text:p>243120119404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312086178272">
                <text:p>2431208617827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312159005800">
                <text:p>243121590058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312231573596">
                <text:p>243122315735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312304265608">
                <text:p>2431230426560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312378507588">
                <text:p>2431237850758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312450814778">
                <text:p>243124508147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312523539006">
                <text:p>243125235390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312595838398">
                <text:p>243125958383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312668030140">
                <text:p>243126680301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312740277334">
                <text:p>243127402773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312812589590">
                <text:p>243128125895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312884954714">
                <text:p>243128849547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312957311314">
                <text:p>243129573113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313030701544">
                <text:p>243130307015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313103822524">
                <text:p>243131038225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313177049850">
                <text:p>243131770498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313249480236">
                <text:p>243132494802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313322446220">
                <text:p>243133224462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313395793503">
                <text:p>243133957935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313469143050">
                <text:p>243134691430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313541635536">
                <text:p>2431354163553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313614263834">
                <text:p>243136142638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313687390258">
                <text:p>243136873902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313760011728">
                <text:p>243137600117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313833041962">
                <text:p>243138330419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313906270956">
                <text:p>243139062709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313978711488">
                <text:p>243139787114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314050976968">
                <text:p>2431405097696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314123821730">
                <text:p>243141238217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314196011170">
                <text:p>243141960111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314268408950">
                <text:p>243142684089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314340800270">
                <text:p>243143408002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314413151732">
                <text:p>243144131517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314485553523">
                <text:p>243144855535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314489019666">
                <text:p>2431448901966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314489685000">
                <text:p>24314489685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314490816408">
                <text:p>243144908164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314560369551">
                <text:p>243145603695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314633276670">
                <text:p>243146332766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314705628108">
                <text:p>24314705628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314716594581">
                <text:p>2431471659458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314717101680">
                <text:p>243147171016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314717538864">
                <text:p>243147175388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314717986215">
                <text:p>243147179862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314778512673">
                <text:p>243147785126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314851603749">
                <text:p>243148516037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314925161184">
                <text:p>243149251611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314999261226">
                <text:p>243149992612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315073289070">
                <text:p>243150732890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315146967522">
                <text:p>243151469675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315220570402">
                <text:p>243152205704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315294194844">
                <text:p>243152941948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315367879296">
                <text:p>243153678792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315441441804">
                <text:p>243154414418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315515169292">
                <text:p>243155151692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315588128252">
                <text:p>2431558812825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315661664238">
                <text:p>2431566166423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315735285744">
                <text:p>243157352857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315808818406">
                <text:p>243158088184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315882450888">
                <text:p>243158824508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315956186450">
                <text:p>243159561864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316028267028">
                <text:p>243160282670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316101455253">
                <text:p>2431610145525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316160688033">
                <text:p>243161606880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16162909758">
                <text:p>243161629097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16176064566">
                <text:p>243161760645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16247924022">
                <text:p>243162479240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16321841397">
                <text:p>243163218413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316395012393">
                <text:p>243163950123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316468671934">
                <text:p>2431646867193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316540572516">
                <text:p>243165405725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316612711384">
                <text:p>243166127113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316686677696">
                <text:p>243166866776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316760918554">
                <text:p>243167609185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316834063246">
                <text:p>243168340632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316907599270">
                <text:p>243169075992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316981297818">
                <text:p>243169812978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317054837756">
                <text:p>243170548377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317128421244">
                <text:p>243171284212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317202023964">
                <text:p>24317202023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317275698462">
                <text:p>243172756984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317349552021">
                <text:p>243173495520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317349614676">
                <text:p>2431734961467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317422956015">
                <text:p>243174229560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317496206493">
                <text:p>243174962064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317568013882">
                <text:p>243175680138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317641625874">
                <text:p>243176416258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317715222718">
                <text:p>243177152227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317787248238">
                <text:p>243177872482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317860106638">
                <text:p>243178601066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317933149632">
                <text:p>243179331496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318005686390">
                <text:p>243180056863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318079748346">
                <text:p>243180797483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318151831558">
                <text:p>243181518315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318225383846">
                <text:p>243182253838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318298857672">
                <text:p>2431829885767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318372337508">
                <text:p>243183723375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318446287120">
                <text:p>24318446287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318520588194">
                <text:p>243185205881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318520620276">
                <text:p>243185206202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318592718727">
                <text:p>243185927187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318666744708">
                <text:p>243186667447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318740213080">
                <text:p>243187402130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318814359872">
                <text:p>2431881435987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318887730108">
                <text:p>24318887730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318960580406">
                <text:p>243189605804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318989185396">
                <text:p>243189891853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319034507390">
                <text:p>243190345073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319106952170">
                <text:p>243191069521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319180627674">
                <text:p>2431918062767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319254729048">
                <text:p>243192547290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319326941406">
                <text:p>243193269414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319399266466">
                <text:p>2431939926646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319471590566">
                <text:p>2431947159056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319543925288">
                <text:p>243195439252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319616190384">
                <text:p>2431961619038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319688638935">
                <text:p>243196886389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319760972726">
                <text:p>243197609727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319833309364">
                <text:p>243198333093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319905452352">
                <text:p>243199054523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319978459132">
                <text:p>243199784591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320050768638">
                <text:p>2432005076863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320123120164">
                <text:p>243201231201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320195438152">
                <text:p>243201954381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320267768278">
                <text:p>243202677682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320339825474">
                <text:p>243203398254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320411809056">
                <text:p>243204118090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320483864366">
                <text:p>243204838643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320558205742">
                <text:p>243205582057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320630210600">
                <text:p>243206302106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320704441080">
                <text:p>243207044410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320776468160">
                <text:p>243207764681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320850702650">
                <text:p>243208507026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320925088348">
                <text:p>243209250883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320997032350">
                <text:p>243209970323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321071552822">
                <text:p>243210715528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321143875020">
                <text:p>243211438750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321215730426">
                <text:p>243212157304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321290111754">
                <text:p>243212901117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321364458180">
                <text:p>243213644581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321436962471">
                <text:p>243214369624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